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5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sung" table:style-name="ta1">
        <table:shapes>
          <draw:frame draw:z-index="0" draw:style-name="gr1" draw:text-style-name="P1" svg:width="949.07pt" svg:height="605.54pt" svg:x="588.1pt" svg:y="0pt">
            <loext:p draw:notify-on-update-of-ranges="Messung.C1:Messung.C2 Messung.C3:Messung.C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table:style-name="Default" office:value-type="string" calcext:value-type="string">
            <text:p>Runde</text:p>
          </table:table-cell>
          <table:table-cell table:style-name="Default"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2" table:style-name="Default" office:value-type="string" calcext:value-type="string">
            <text:p>---</text:p>
          </table:table-cell>
          <table:table-cell office:value-type="string" calcext:value-type="string">
            <text:p>Mi, 4. Apr 2018, 17:20:17.00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office:value-type="time" office:time-value="PT00H00M03.129S" calcext:value-type="time">
            <text:p>00:00:03.13</text:p>
          </table:table-cell>
          <table:table-cell office:value-type="string" calcext:value-type="string">
            <text:p>Mi, 4. Apr 2018, 17:20:20.13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office:value-type="time" office:time-value="PT00H00M01.164S" calcext:value-type="time">
            <text:p>00:00:01.16</text:p>
          </table:table-cell>
          <table:table-cell office:value-type="time" office:time-value="PT00H00M04.293S" calcext:value-type="time">
            <text:p>00:00:04.29</text:p>
          </table:table-cell>
          <table:table-cell office:value-type="string" calcext:value-type="string">
            <text:p>Mi, 4. Apr 2018, 17:20:21.294</text:p>
          </table:table-cell>
          <table:table-cell table:number-columns-repeated="2"/>
          <table:table-cell table:formula="of:=[.D4]-[.D$3]" office:value-type="time" office:time-value="PT00H00M01.164S" calcext:value-type="time">
            <text:p>00:01.16</text:p>
          </table:table-cell>
          <table:table-cell table:formula="of:=[.H4]/[.A4]*24*60*60"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office:value-type="time" office:time-value="PT00H00M01.234S" calcext:value-type="time">
            <text:p>00:00:01.23</text:p>
          </table:table-cell>
          <table:table-cell office:value-type="time" office:time-value="PT00H00M05.527S" calcext:value-type="time">
            <text:p>00:00:05.53</text:p>
          </table:table-cell>
          <table:table-cell office:value-type="string" calcext:value-type="string">
            <text:p>Mi, 4. Apr 2018, 17:20:22.528</text:p>
          </table:table-cell>
          <table:table-cell table:number-columns-repeated="2"/>
          <table:table-cell table:formula="of:=[.D5]-[.D$3]" office:value-type="time" office:time-value="PT00H00M02.398S" calcext:value-type="time">
            <text:p>00:02.40</text:p>
          </table:table-cell>
          <table:table-cell table:formula="of:=[.H5]/[.A5]*24*60*60" office:value-type="float" office:value="0.799333333333333" calcext:value-type="float">
            <text:p>0.799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office:value-type="time" office:time-value="PT00H00M01.224S" calcext:value-type="time">
            <text:p>00:00:01.22</text:p>
          </table:table-cell>
          <table:table-cell office:value-type="time" office:time-value="PT00H00M06.751S" calcext:value-type="time">
            <text:p>00:00:06.75</text:p>
          </table:table-cell>
          <table:table-cell office:value-type="string" calcext:value-type="string">
            <text:p>Mi, 4. Apr 2018, 17:20:23.752</text:p>
          </table:table-cell>
          <table:table-cell table:number-columns-repeated="2"/>
          <table:table-cell table:formula="of:=[.D6]-[.D$3]" office:value-type="time" office:time-value="PT00H00M03.622S" calcext:value-type="time">
            <text:p>00:03.62</text:p>
          </table:table-cell>
          <table:table-cell table:formula="of:=[.H6]/[.A6]*24*60*60" office:value-type="float" office:value="0.9055" calcext:value-type="float">
            <text:p>0.9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office:value-type="time" office:time-value="PT00H00M01.137S" calcext:value-type="time">
            <text:p>00:00:01.14</text:p>
          </table:table-cell>
          <table:table-cell office:value-type="time" office:time-value="PT00H00M07.888S" calcext:value-type="time">
            <text:p>00:00:07.89</text:p>
          </table:table-cell>
          <table:table-cell office:value-type="string" calcext:value-type="string">
            <text:p>Mi, 4. Apr 2018, 17:20:24.889</text:p>
          </table:table-cell>
          <table:table-cell table:number-columns-repeated="2"/>
          <table:table-cell table:formula="of:=[.D7]-[.D$3]" office:value-type="time" office:time-value="PT00H00M04.759S" calcext:value-type="time">
            <text:p>00:04.76</text:p>
          </table:table-cell>
          <table:table-cell table:formula="of:=[.H7]/[.A7]*24*60*60" office:value-type="float" office:value="0.9518" calcext:value-type="float">
            <text:p>0.9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office:value-type="time" office:time-value="PT00H00M01.272S" calcext:value-type="time">
            <text:p>00:00:01.27</text:p>
          </table:table-cell>
          <table:table-cell office:value-type="time" office:time-value="PT00H00M09.16S" calcext:value-type="time">
            <text:p>00:00:09.16</text:p>
          </table:table-cell>
          <table:table-cell office:value-type="string" calcext:value-type="string">
            <text:p>Mi, 4. Apr 2018, 17:20:26.161</text:p>
          </table:table-cell>
          <table:table-cell table:number-columns-repeated="2"/>
          <table:table-cell table:formula="of:=[.D8]-[.D$3]" office:value-type="time" office:time-value="PT00H00M06.031S" calcext:value-type="time">
            <text:p>00:06.03</text:p>
          </table:table-cell>
          <table:table-cell table:formula="of:=[.H8]/[.A8]*24*60*60" office:value-type="float" office:value="1.00516666666667" calcext:value-type="float">
            <text:p>1.005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office:value-type="time" office:time-value="PT00H00M01.195S" calcext:value-type="time">
            <text:p>00:00:01.20</text:p>
          </table:table-cell>
          <table:table-cell office:value-type="time" office:time-value="PT00H00M10.355S" calcext:value-type="time">
            <text:p>00:00:10.36</text:p>
          </table:table-cell>
          <table:table-cell office:value-type="string" calcext:value-type="string">
            <text:p>Mi, 4. Apr 2018, 17:20:27.356</text:p>
          </table:table-cell>
          <table:table-cell table:number-columns-repeated="2"/>
          <table:table-cell table:formula="of:=[.D9]-[.D$3]" office:value-type="time" office:time-value="PT00H00M07.226S" calcext:value-type="time">
            <text:p>00:07.23</text:p>
          </table:table-cell>
          <table:table-cell table:formula="of:=[.H9]/[.A9]*24*60*60" office:value-type="float" office:value="1.03228571428571" calcext:value-type="float">
            <text:p>1.032285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office:value-type="time" office:time-value="PT00H00M01.244S" calcext:value-type="time">
            <text:p>00:00:01.24</text:p>
          </table:table-cell>
          <table:table-cell office:value-type="time" office:time-value="PT00H00M11.599S" calcext:value-type="time">
            <text:p>00:00:11.60</text:p>
          </table:table-cell>
          <table:table-cell office:value-type="string" calcext:value-type="string">
            <text:p>Mi, 4. Apr 2018, 17:20:28.600</text:p>
          </table:table-cell>
          <table:table-cell table:number-columns-repeated="2"/>
          <table:table-cell table:formula="of:=[.D10]-[.D$3]" office:value-type="time" office:time-value="PT00H00M08.47S" calcext:value-type="time">
            <text:p>00:08.47</text:p>
          </table:table-cell>
          <table:table-cell table:formula="of:=[.H10]/[.A10]*24*60*60" office:value-type="float" office:value="1.05875" calcext:value-type="float">
            <text:p>1.05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office:value-type="time" office:time-value="PT00H00M01.217S" calcext:value-type="time">
            <text:p>00:00:01.22</text:p>
          </table:table-cell>
          <table:table-cell office:value-type="time" office:time-value="PT00H00M12.816S" calcext:value-type="time">
            <text:p>00:00:12.82</text:p>
          </table:table-cell>
          <table:table-cell office:value-type="string" calcext:value-type="string">
            <text:p>Mi, 4. Apr 2018, 17:20:29.817</text:p>
          </table:table-cell>
          <table:table-cell table:number-columns-repeated="2"/>
          <table:table-cell table:formula="of:=[.D11]-[.D$3]" office:value-type="time" office:time-value="PT00H00M09.687S" calcext:value-type="time">
            <text:p>00:09.69</text:p>
          </table:table-cell>
          <table:table-cell table:formula="of:=[.H11]/[.A11]*24*60*60" office:value-type="float" office:value="1.07633333333333" calcext:value-type="float">
            <text:p>1.076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office:value-type="time" office:time-value="PT00H00M01.22S" calcext:value-type="time">
            <text:p>00:00:01.22</text:p>
          </table:table-cell>
          <table:table-cell office:value-type="time" office:time-value="PT00H00M14.036S" calcext:value-type="time">
            <text:p>00:00:14.04</text:p>
          </table:table-cell>
          <table:table-cell office:value-type="string" calcext:value-type="string">
            <text:p>Mi, 4. Apr 2018, 17:20:31.037</text:p>
          </table:table-cell>
          <table:table-cell table:number-columns-repeated="2"/>
          <table:table-cell table:formula="of:=[.D12]-[.D$3]" office:value-type="time" office:time-value="PT00H00M10.907S" calcext:value-type="time">
            <text:p>00:10.91</text:p>
          </table:table-cell>
          <table:table-cell table:formula="of:=[.H12]/[.A12]*24*60*60" office:value-type="float" office:value="1.0907" calcext:value-type="float">
            <text:p>1.0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office:value-type="time" office:time-value="PT00H00M01.165S" calcext:value-type="time">
            <text:p>00:00:01.17</text:p>
          </table:table-cell>
          <table:table-cell office:value-type="time" office:time-value="PT00H00M15.201S" calcext:value-type="time">
            <text:p>00:00:15.20</text:p>
          </table:table-cell>
          <table:table-cell office:value-type="string" calcext:value-type="string">
            <text:p>Mi, 4. Apr 2018, 17:20:32.202</text:p>
          </table:table-cell>
          <table:table-cell table:number-columns-repeated="2"/>
          <table:table-cell table:formula="of:=[.D13]-[.D$3]" office:value-type="time" office:time-value="PT00H00M12.072S" calcext:value-type="time">
            <text:p>00:12.07</text:p>
          </table:table-cell>
          <table:table-cell table:formula="of:=[.H13]/[.A13]*24*60*60" office:value-type="float" office:value="1.09745454545455" calcext:value-type="float">
            <text:p>1.097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office:value-type="time" office:time-value="PT00H00M01.315S" calcext:value-type="time">
            <text:p>00:00:01.32</text:p>
          </table:table-cell>
          <table:table-cell office:value-type="time" office:time-value="PT00H00M16.516S" calcext:value-type="time">
            <text:p>00:00:16.52</text:p>
          </table:table-cell>
          <table:table-cell office:value-type="string" calcext:value-type="string">
            <text:p>Mi, 4. Apr 2018, 17:20:33.518</text:p>
          </table:table-cell>
          <table:table-cell table:number-columns-repeated="2"/>
          <table:table-cell table:formula="of:=[.D14]-[.D$3]" office:value-type="time" office:time-value="PT00H00M13.387S" calcext:value-type="time">
            <text:p>00:13.39</text:p>
          </table:table-cell>
          <table:table-cell table:formula="of:=[.H14]/[.A14]*24*60*60" office:value-type="float" office:value="1.11558333333333" calcext:value-type="float">
            <text:p>1.11558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office:value-type="time" office:time-value="PT00H00M01.17S" calcext:value-type="time">
            <text:p>00:00:01.17</text:p>
          </table:table-cell>
          <table:table-cell office:value-type="time" office:time-value="PT00H00M17.686S" calcext:value-type="time">
            <text:p>00:00:17.69</text:p>
          </table:table-cell>
          <table:table-cell office:value-type="string" calcext:value-type="string">
            <text:p>Mi, 4. Apr 2018, 17:20:34.687</text:p>
          </table:table-cell>
          <table:table-cell table:number-columns-repeated="2"/>
          <table:table-cell table:formula="of:=[.D15]-[.D$3]" office:value-type="time" office:time-value="PT00H00M14.557S" calcext:value-type="time">
            <text:p>00:14.56</text:p>
          </table:table-cell>
          <table:table-cell table:formula="of:=[.H15]/[.A15]*24*60*60" office:value-type="float" office:value="1.11976923076923" calcext:value-type="float">
            <text:p>1.1197692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office:value-type="time" office:time-value="PT00H00M01.198S" calcext:value-type="time">
            <text:p>00:00:01.20</text:p>
          </table:table-cell>
          <table:table-cell office:value-type="time" office:time-value="PT00H00M18.884S" calcext:value-type="time">
            <text:p>00:00:18.88</text:p>
          </table:table-cell>
          <table:table-cell office:value-type="string" calcext:value-type="string">
            <text:p>Mi, 4. Apr 2018, 17:20:35.885</text:p>
          </table:table-cell>
          <table:table-cell table:number-columns-repeated="2"/>
          <table:table-cell table:formula="of:=[.D16]-[.D$3]" office:value-type="time" office:time-value="PT00H00M15.755S" calcext:value-type="time">
            <text:p>00:15.76</text:p>
          </table:table-cell>
          <table:table-cell table:formula="of:=[.H16]/[.A16]*24*60*60" office:value-type="float" office:value="1.12535714285714" calcext:value-type="float">
            <text:p>1.1253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office:value-type="time" office:time-value="PT00H00M01.291S" calcext:value-type="time">
            <text:p>00:00:01.29</text:p>
          </table:table-cell>
          <table:table-cell office:value-type="time" office:time-value="PT00H00M20.175S" calcext:value-type="time">
            <text:p>00:00:20.18</text:p>
          </table:table-cell>
          <table:table-cell office:value-type="string" calcext:value-type="string">
            <text:p>Mi, 4. Apr 2018, 17:20:37.176</text:p>
          </table:table-cell>
          <table:table-cell table:number-columns-repeated="2"/>
          <table:table-cell table:formula="of:=[.D17]-[.D$3]" office:value-type="time" office:time-value="PT00H00M17.046S" calcext:value-type="time">
            <text:p>00:17.05</text:p>
          </table:table-cell>
          <table:table-cell table:formula="of:=[.H17]/[.A17]*24*60*60" office:value-type="float" office:value="1.1364" calcext:value-type="float">
            <text:p>1.1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unde</text:p>
          </table:table-cell>
          <table:table-cell office:value-type="time" office:time-value="PT00H00M01.225S" calcext:value-type="time">
            <text:p>00:00:01.23</text:p>
          </table:table-cell>
          <table:table-cell office:value-type="time" office:time-value="PT00H00M21.4S" calcext:value-type="time">
            <text:p>00:00:21.40</text:p>
          </table:table-cell>
          <table:table-cell office:value-type="string" calcext:value-type="string">
            <text:p>Mi, 4. Apr 2018, 17:20:38.401</text:p>
          </table:table-cell>
          <table:table-cell table:number-columns-repeated="2"/>
          <table:table-cell table:formula="of:=[.D18]-[.D$3]" office:value-type="time" office:time-value="PT00H00M18.271S" calcext:value-type="time">
            <text:p>00:18.27</text:p>
          </table:table-cell>
          <table:table-cell table:formula="of:=[.H18]/[.A18]*24*60*60" office:value-type="float" office:value="1.1419375" calcext:value-type="float">
            <text:p>1.1419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office:value-type="time" office:time-value="PT00H00M01.193S" calcext:value-type="time">
            <text:p>00:00:01.19</text:p>
          </table:table-cell>
          <table:table-cell office:value-type="time" office:time-value="PT00H00M22.593S" calcext:value-type="time">
            <text:p>00:00:22.59</text:p>
          </table:table-cell>
          <table:table-cell office:value-type="string" calcext:value-type="string">
            <text:p>Mi, 4. Apr 2018, 17:20:39.594</text:p>
          </table:table-cell>
          <table:table-cell table:number-columns-repeated="2"/>
          <table:table-cell table:formula="of:=[.D19]-[.D$3]" office:value-type="time" office:time-value="PT00H00M19.464S" calcext:value-type="time">
            <text:p>00:19.46</text:p>
          </table:table-cell>
          <table:table-cell table:formula="of:=[.H19]/[.A19]*24*60*60" office:value-type="float" office:value="1.14494117647059" calcext:value-type="float">
            <text:p>1.14494117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office:value-type="time" office:time-value="PT00H00M01.273S" calcext:value-type="time">
            <text:p>00:00:01.27</text:p>
          </table:table-cell>
          <table:table-cell office:value-type="time" office:time-value="PT00H00M23.866S" calcext:value-type="time">
            <text:p>00:00:23.87</text:p>
          </table:table-cell>
          <table:table-cell office:value-type="string" calcext:value-type="string">
            <text:p>Mi, 4. Apr 2018, 17:20:40.867</text:p>
          </table:table-cell>
          <table:table-cell table:number-columns-repeated="2"/>
          <table:table-cell table:formula="of:=[.D20]-[.D$3]" office:value-type="time" office:time-value="PT00H00M20.737S" calcext:value-type="time">
            <text:p>00:20.74</text:p>
          </table:table-cell>
          <table:table-cell table:formula="of:=[.H20]/[.A20]*24*60*60" office:value-type="float" office:value="1.15205555555556" calcext:value-type="float">
            <text:p>1.1520555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office:value-type="time" office:time-value="PT00H00M01.234S" calcext:value-type="time">
            <text:p>00:00:01.23</text:p>
          </table:table-cell>
          <table:table-cell office:value-type="time" office:time-value="PT00H00M25.1S" calcext:value-type="time">
            <text:p>00:00:25.10</text:p>
          </table:table-cell>
          <table:table-cell office:value-type="string" calcext:value-type="string">
            <text:p>Mi, 4. Apr 2018, 17:20:42.101</text:p>
          </table:table-cell>
          <table:table-cell table:number-columns-repeated="2"/>
          <table:table-cell table:formula="of:=[.D21]-[.D$3]" office:value-type="time" office:time-value="PT00H00M21.971S" calcext:value-type="time">
            <text:p>00:21.97</text:p>
          </table:table-cell>
          <table:table-cell table:formula="of:=[.H21]/[.A21]*24*60*60" office:value-type="float" office:value="1.15636842105263" calcext:value-type="float">
            <text:p>1.1563684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office:value-type="time" office:time-value="PT00H00M01.198S" calcext:value-type="time">
            <text:p>00:00:01.20</text:p>
          </table:table-cell>
          <table:table-cell office:value-type="time" office:time-value="PT00H00M26.298S" calcext:value-type="time">
            <text:p>00:00:26.30</text:p>
          </table:table-cell>
          <table:table-cell office:value-type="string" calcext:value-type="string">
            <text:p>Mi, 4. Apr 2018, 17:20:43.299</text:p>
          </table:table-cell>
          <table:table-cell table:number-columns-repeated="2"/>
          <table:table-cell table:formula="of:=[.D22]-[.D$3]" office:value-type="time" office:time-value="PT00H00M23.169S" calcext:value-type="time">
            <text:p>00:23.17</text:p>
          </table:table-cell>
          <table:table-cell table:formula="of:=[.H22]/[.A22]*24*60*60" office:value-type="float" office:value="1.15845" calcext:value-type="float">
            <text:p>1.15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office:value-type="time" office:time-value="PT00H00M01.152S" calcext:value-type="time">
            <text:p>00:00:01.15</text:p>
          </table:table-cell>
          <table:table-cell office:value-type="time" office:time-value="PT00H00M27.45S" calcext:value-type="time">
            <text:p>00:00:27.45</text:p>
          </table:table-cell>
          <table:table-cell office:value-type="string" calcext:value-type="string">
            <text:p>Mi, 4. Apr 2018, 17:20:44.451</text:p>
          </table:table-cell>
          <table:table-cell table:number-columns-repeated="2"/>
          <table:table-cell table:formula="of:=[.D23]-[.D$3]" office:value-type="time" office:time-value="PT00H00M24.321S" calcext:value-type="time">
            <text:p>00:24.32</text:p>
          </table:table-cell>
          <table:table-cell table:formula="of:=[.H23]/[.A23]*24*60*60" office:value-type="float" office:value="1.15814285714286" calcext:value-type="float">
            <text:p>1.1581428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office:value-type="time" office:time-value="PT00H00M01.253S" calcext:value-type="time">
            <text:p>00:00:01.25</text:p>
          </table:table-cell>
          <table:table-cell office:value-type="time" office:time-value="PT00H00M28.703S" calcext:value-type="time">
            <text:p>00:00:28.70</text:p>
          </table:table-cell>
          <table:table-cell office:value-type="string" calcext:value-type="string">
            <text:p>Mi, 4. Apr 2018, 17:20:45.704</text:p>
          </table:table-cell>
          <table:table-cell table:number-columns-repeated="2"/>
          <table:table-cell table:formula="of:=[.D24]-[.D$3]" office:value-type="time" office:time-value="PT00H00M25.574S" calcext:value-type="time">
            <text:p>00:25.57</text:p>
          </table:table-cell>
          <table:table-cell table:formula="of:=[.H24]/[.A24]*24*60*60" office:value-type="float" office:value="1.16245454545455" calcext:value-type="float">
            <text:p>1.162454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office:value-type="time" office:time-value="PT00H00M01.196S" calcext:value-type="time">
            <text:p>00:00:01.20</text:p>
          </table:table-cell>
          <table:table-cell office:value-type="time" office:time-value="PT00H00M29.899S" calcext:value-type="time">
            <text:p>00:00:29.90</text:p>
          </table:table-cell>
          <table:table-cell office:value-type="string" calcext:value-type="string">
            <text:p>Mi, 4. Apr 2018, 17:20:46.900</text:p>
          </table:table-cell>
          <table:table-cell table:number-columns-repeated="2"/>
          <table:table-cell table:formula="of:=[.D25]-[.D$3]" office:value-type="time" office:time-value="PT00H00M26.77S" calcext:value-type="time">
            <text:p>00:26.77</text:p>
          </table:table-cell>
          <table:table-cell table:formula="of:=[.H25]/[.A25]*24*60*60" office:value-type="float" office:value="1.16391304347826" calcext:value-type="float">
            <text:p>1.1639130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office:value-type="time" office:time-value="PT00H00M01.243S" calcext:value-type="time">
            <text:p>00:00:01.24</text:p>
          </table:table-cell>
          <table:table-cell office:value-type="time" office:time-value="PT00H00M31.142S" calcext:value-type="time">
            <text:p>00:00:31.14</text:p>
          </table:table-cell>
          <table:table-cell office:value-type="string" calcext:value-type="string">
            <text:p>Mi, 4. Apr 2018, 17:20:48.143</text:p>
          </table:table-cell>
          <table:table-cell table:number-columns-repeated="2"/>
          <table:table-cell table:formula="of:=[.D26]-[.D$3]" office:value-type="time" office:time-value="PT00H00M28.013S" calcext:value-type="time">
            <text:p>00:28.01</text:p>
          </table:table-cell>
          <table:table-cell table:formula="of:=[.H26]/[.A26]*24*60*60" office:value-type="float" office:value="1.16720833333333" calcext:value-type="float">
            <text:p>1.167208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office:value-type="time" office:time-value="PT00H00M01.273S" calcext:value-type="time">
            <text:p>00:00:01.27</text:p>
          </table:table-cell>
          <table:table-cell office:value-type="time" office:time-value="PT00H00M32.415S" calcext:value-type="time">
            <text:p>00:00:32.42</text:p>
          </table:table-cell>
          <table:table-cell office:value-type="string" calcext:value-type="string">
            <text:p>Mi, 4. Apr 2018, 17:20:49.416</text:p>
          </table:table-cell>
          <table:table-cell table:number-columns-repeated="2"/>
          <table:table-cell table:formula="of:=[.D27]-[.D$3]" office:value-type="time" office:time-value="PT00H00M29.286S" calcext:value-type="time">
            <text:p>00:29.29</text:p>
          </table:table-cell>
          <table:table-cell table:formula="of:=[.H27]/[.A27]*24*60*60" office:value-type="float" office:value="1.17144" calcext:value-type="float">
            <text:p>1.171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office:value-type="time" office:time-value="PT00H00M01.204S" calcext:value-type="time">
            <text:p>00:00:01.20</text:p>
          </table:table-cell>
          <table:table-cell office:value-type="time" office:time-value="PT00H00M33.619S" calcext:value-type="time">
            <text:p>00:00:33.62</text:p>
          </table:table-cell>
          <table:table-cell office:value-type="string" calcext:value-type="string">
            <text:p>Mi, 4. Apr 2018, 17:20:50.620</text:p>
          </table:table-cell>
          <table:table-cell table:number-columns-repeated="2"/>
          <table:table-cell table:formula="of:=[.D28]-[.D$3]" office:value-type="time" office:time-value="PT00H00M30.49S" calcext:value-type="time">
            <text:p>00:30.49</text:p>
          </table:table-cell>
          <table:table-cell table:formula="of:=[.H28]/[.A28]*24*60*60" office:value-type="float" office:value="1.17269230769231" calcext:value-type="float">
            <text:p>1.1726923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office:value-type="time" office:time-value="PT00H00M01.204S" calcext:value-type="time">
            <text:p>00:00:01.20</text:p>
          </table:table-cell>
          <table:table-cell office:value-type="time" office:time-value="PT00H00M34.823S" calcext:value-type="time">
            <text:p>00:00:34.82</text:p>
          </table:table-cell>
          <table:table-cell office:value-type="string" calcext:value-type="string">
            <text:p>Mi, 4. Apr 2018, 17:20:51.824</text:p>
          </table:table-cell>
          <table:table-cell table:number-columns-repeated="2"/>
          <table:table-cell table:formula="of:=[.D29]-[.D$3]" office:value-type="time" office:time-value="PT00H00M31.694S" calcext:value-type="time">
            <text:p>00:31.69</text:p>
          </table:table-cell>
          <table:table-cell table:formula="of:=[.H29]/[.A29]*24*60*60" office:value-type="float" office:value="1.17385185185185" calcext:value-type="float">
            <text:p>1.1738518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office:value-type="time" office:time-value="PT00H00M01.214S" calcext:value-type="time">
            <text:p>00:00:01.21</text:p>
          </table:table-cell>
          <table:table-cell office:value-type="time" office:time-value="PT00H00M36.037S" calcext:value-type="time">
            <text:p>00:00:36.04</text:p>
          </table:table-cell>
          <table:table-cell office:value-type="string" calcext:value-type="string">
            <text:p>Mi, 4. Apr 2018, 17:20:53.038</text:p>
          </table:table-cell>
          <table:table-cell table:number-columns-repeated="2"/>
          <table:table-cell table:formula="of:=[.D30]-[.D$3]" office:value-type="time" office:time-value="PT00H00M32.908S" calcext:value-type="time">
            <text:p>00:32.91</text:p>
          </table:table-cell>
          <table:table-cell table:formula="of:=[.H30]/[.A30]*24*60*60" office:value-type="float" office:value="1.17528571428571" calcext:value-type="float">
            <text:p>1.1752857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office:value-type="time" office:time-value="PT00H00M01.214S" calcext:value-type="time">
            <text:p>00:00:01.21</text:p>
          </table:table-cell>
          <table:table-cell office:value-type="time" office:time-value="PT00H00M37.251S" calcext:value-type="time">
            <text:p>00:00:37.25</text:p>
          </table:table-cell>
          <table:table-cell office:value-type="string" calcext:value-type="string">
            <text:p>Mi, 4. Apr 2018, 17:20:54.252</text:p>
          </table:table-cell>
          <table:table-cell table:number-columns-repeated="2"/>
          <table:table-cell table:formula="of:=[.D31]-[.D$3]" office:value-type="time" office:time-value="PT00H00M34.122S" calcext:value-type="time">
            <text:p>00:34.12</text:p>
          </table:table-cell>
          <table:table-cell table:formula="of:=[.H31]/[.A31]*24*60*60" office:value-type="float" office:value="1.17662068965517" calcext:value-type="float">
            <text:p>1.17662068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office:value-type="time" office:time-value="PT00H00M01.205S" calcext:value-type="time">
            <text:p>00:00:01.21</text:p>
          </table:table-cell>
          <table:table-cell office:value-type="time" office:time-value="PT00H00M38.456S" calcext:value-type="time">
            <text:p>00:00:38.46</text:p>
          </table:table-cell>
          <table:table-cell office:value-type="string" calcext:value-type="string">
            <text:p>Mi, 4. Apr 2018, 17:20:55.457</text:p>
          </table:table-cell>
          <table:table-cell table:number-columns-repeated="2"/>
          <table:table-cell table:formula="of:=[.D32]-[.D$3]" office:value-type="time" office:time-value="PT00H00M35.327S" calcext:value-type="time">
            <text:p>00:35.33</text:p>
          </table:table-cell>
          <table:table-cell table:formula="of:=[.H32]/[.A32]*24*60*60" office:value-type="float" office:value="1.17756666666667" calcext:value-type="float">
            <text:p>1.1775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office:value-type="time" office:time-value="PT00H00M01.233S" calcext:value-type="time">
            <text:p>00:00:01.23</text:p>
          </table:table-cell>
          <table:table-cell office:value-type="time" office:time-value="PT00H00M39.689S" calcext:value-type="time">
            <text:p>00:00:39.69</text:p>
          </table:table-cell>
          <table:table-cell office:value-type="string" calcext:value-type="string">
            <text:p>Mi, 4. Apr 2018, 17:20:56.690</text:p>
          </table:table-cell>
          <table:table-cell table:number-columns-repeated="2"/>
          <table:table-cell table:formula="of:=[.D33]-[.D$3]" office:value-type="time" office:time-value="PT00H00M36.56S" calcext:value-type="time">
            <text:p>00:36.56</text:p>
          </table:table-cell>
          <table:table-cell table:formula="of:=[.H33]/[.A33]*24*60*60" office:value-type="float" office:value="1.17935483870968" calcext:value-type="float">
            <text:p>1.1793548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office:value-type="time" office:time-value="PT00H00M01.245S" calcext:value-type="time">
            <text:p>00:00:01.25</text:p>
          </table:table-cell>
          <table:table-cell office:value-type="time" office:time-value="PT00H00M40.934S" calcext:value-type="time">
            <text:p>00:00:40.93</text:p>
          </table:table-cell>
          <table:table-cell office:value-type="string" calcext:value-type="string">
            <text:p>Mi, 4. Apr 2018, 17:20:57.935</text:p>
          </table:table-cell>
          <table:table-cell table:number-columns-repeated="2"/>
          <table:table-cell table:formula="of:=[.D34]-[.D$3]" office:value-type="time" office:time-value="PT00H00M37.805S" calcext:value-type="time">
            <text:p>00:37.81</text:p>
          </table:table-cell>
          <table:table-cell table:formula="of:=[.H34]/[.A34]*24*60*60" office:value-type="float" office:value="1.18140625" calcext:value-type="float">
            <text:p>1.18140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office:value-type="time" office:time-value="PT00H00M01.2S" calcext:value-type="time">
            <text:p>00:00:01.20</text:p>
          </table:table-cell>
          <table:table-cell office:value-type="time" office:time-value="PT00H00M42.134S" calcext:value-type="time">
            <text:p>00:00:42.13</text:p>
          </table:table-cell>
          <table:table-cell office:value-type="string" calcext:value-type="string">
            <text:p>Mi, 4. Apr 2018, 17:20:59.135</text:p>
          </table:table-cell>
          <table:table-cell table:number-columns-repeated="2"/>
          <table:table-cell table:formula="of:=[.D35]-[.D$3]" office:value-type="time" office:time-value="PT00H00M39.005S" calcext:value-type="time">
            <text:p>00:39.01</text:p>
          </table:table-cell>
          <table:table-cell table:formula="of:=[.H35]/[.A35]*24*60*60" office:value-type="float" office:value="1.1819696969697" calcext:value-type="float">
            <text:p>1.181969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office:value-type="time" office:time-value="PT00H00M01.267S" calcext:value-type="time">
            <text:p>00:00:01.27</text:p>
          </table:table-cell>
          <table:table-cell office:value-type="time" office:time-value="PT00H00M43.401S" calcext:value-type="time">
            <text:p>00:00:43.40</text:p>
          </table:table-cell>
          <table:table-cell office:value-type="string" calcext:value-type="string">
            <text:p>Mi, 4. Apr 2018, 17:21:00.402</text:p>
          </table:table-cell>
          <table:table-cell table:number-columns-repeated="2"/>
          <table:table-cell table:formula="of:=[.D36]-[.D$3]" office:value-type="time" office:time-value="PT00H00M40.272S" calcext:value-type="time">
            <text:p>00:40.27</text:p>
          </table:table-cell>
          <table:table-cell table:formula="of:=[.H36]/[.A36]*24*60*60" office:value-type="float" office:value="1.18447058823529" calcext:value-type="float">
            <text:p>1.1844705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office:value-type="time" office:time-value="PT00H00M01.148S" calcext:value-type="time">
            <text:p>00:00:01.15</text:p>
          </table:table-cell>
          <table:table-cell office:value-type="time" office:time-value="PT00H00M44.549S" calcext:value-type="time">
            <text:p>00:00:44.55</text:p>
          </table:table-cell>
          <table:table-cell office:value-type="string" calcext:value-type="string">
            <text:p>Mi, 4. Apr 2018, 17:21:01.550</text:p>
          </table:table-cell>
          <table:table-cell table:number-columns-repeated="2"/>
          <table:table-cell table:formula="of:=[.D37]-[.D$3]" office:value-type="time" office:time-value="PT00H00M41.42S" calcext:value-type="time">
            <text:p>00:41.42</text:p>
          </table:table-cell>
          <table:table-cell table:formula="of:=[.H37]/[.A37]*24*60*60" office:value-type="float" office:value="1.18342857142857" calcext:value-type="float">
            <text:p>1.18342857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office:value-type="time" office:time-value="PT00H00M01.24S" calcext:value-type="time">
            <text:p>00:00:01.24</text:p>
          </table:table-cell>
          <table:table-cell office:value-type="time" office:time-value="PT00H00M45.789S" calcext:value-type="time">
            <text:p>00:00:45.79</text:p>
          </table:table-cell>
          <table:table-cell office:value-type="string" calcext:value-type="string">
            <text:p>Mi, 4. Apr 2018, 17:21:02.790</text:p>
          </table:table-cell>
          <table:table-cell table:number-columns-repeated="2"/>
          <table:table-cell table:formula="of:=[.D38]-[.D$3]" office:value-type="time" office:time-value="PT00H00M42.66S" calcext:value-type="time">
            <text:p>00:42.66</text:p>
          </table:table-cell>
          <table:table-cell table:formula="of:=[.H38]/[.A38]*24*60*60"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office:value-type="time" office:time-value="PT00H00M01.23S" calcext:value-type="time">
            <text:p>00:00:01.23</text:p>
          </table:table-cell>
          <table:table-cell office:value-type="time" office:time-value="PT00H00M47.019S" calcext:value-type="time">
            <text:p>00:00:47.02</text:p>
          </table:table-cell>
          <table:table-cell office:value-type="string" calcext:value-type="string">
            <text:p>Mi, 4. Apr 2018, 17:21:04.020</text:p>
          </table:table-cell>
          <table:table-cell table:number-columns-repeated="2"/>
          <table:table-cell table:formula="of:=[.D39]-[.D$3]" office:value-type="time" office:time-value="PT00H00M43.89S" calcext:value-type="time">
            <text:p>00:43.89</text:p>
          </table:table-cell>
          <table:table-cell table:formula="of:=[.H39]/[.A39]*24*60*60" office:value-type="float" office:value="1.18621621621622" calcext:value-type="float">
            <text:p>1.18621621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office:value-type="time" office:time-value="PT00H00M01.231S" calcext:value-type="time">
            <text:p>00:00:01.23</text:p>
          </table:table-cell>
          <table:table-cell office:value-type="time" office:time-value="PT00H00M48.25S" calcext:value-type="time">
            <text:p>00:00:48.25</text:p>
          </table:table-cell>
          <table:table-cell office:value-type="string" calcext:value-type="string">
            <text:p>Mi, 4. Apr 2018, 17:21:05.251</text:p>
          </table:table-cell>
          <table:table-cell table:number-columns-repeated="2"/>
          <table:table-cell table:formula="of:=[.D40]-[.D$3]" office:value-type="time" office:time-value="PT00H00M45.121S" calcext:value-type="time">
            <text:p>00:45.12</text:p>
          </table:table-cell>
          <table:table-cell table:formula="of:=[.H40]/[.A40]*24*60*60" office:value-type="float" office:value="1.18739473684211" calcext:value-type="float">
            <text:p>1.1873947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office:value-type="time" office:time-value="PT00H00M01.203S" calcext:value-type="time">
            <text:p>00:00:01.20</text:p>
          </table:table-cell>
          <table:table-cell office:value-type="time" office:time-value="PT00H00M49.453S" calcext:value-type="time">
            <text:p>00:00:49.45</text:p>
          </table:table-cell>
          <table:table-cell office:value-type="string" calcext:value-type="string">
            <text:p>Mi, 4. Apr 2018, 17:21:06.454</text:p>
          </table:table-cell>
          <table:table-cell table:number-columns-repeated="2"/>
          <table:table-cell table:formula="of:=[.D41]-[.D$3]" office:value-type="time" office:time-value="PT00H00M46.324S" calcext:value-type="time">
            <text:p>00:46.32</text:p>
          </table:table-cell>
          <table:table-cell table:formula="of:=[.H41]/[.A41]*24*60*60" office:value-type="float" office:value="1.18779487179487" calcext:value-type="float">
            <text:p>1.18779487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unde</text:p>
          </table:table-cell>
          <table:table-cell office:value-type="time" office:time-value="PT00H00M01.213S" calcext:value-type="time">
            <text:p>00:00:01.21</text:p>
          </table:table-cell>
          <table:table-cell office:value-type="time" office:time-value="PT00H00M50.666S" calcext:value-type="time">
            <text:p>00:00:50.67</text:p>
          </table:table-cell>
          <table:table-cell office:value-type="string" calcext:value-type="string">
            <text:p>Mi, 4. Apr 2018, 17:21:07.667</text:p>
          </table:table-cell>
          <table:table-cell table:number-columns-repeated="2"/>
          <table:table-cell table:formula="of:=[.D42]-[.D$3]" office:value-type="time" office:time-value="PT00H00M47.537S" calcext:value-type="time">
            <text:p>00:47.54</text:p>
          </table:table-cell>
          <table:table-cell table:formula="of:=[.H42]/[.A42]*24*60*60" office:value-type="float" office:value="1.188425" calcext:value-type="float">
            <text:p>1.188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office:value-type="time" office:time-value="PT00H00M01.154S" calcext:value-type="time">
            <text:p>00:00:01.15</text:p>
          </table:table-cell>
          <table:table-cell office:value-type="time" office:time-value="PT00H00M51.82S" calcext:value-type="time">
            <text:p>00:00:51.82</text:p>
          </table:table-cell>
          <table:table-cell office:value-type="string" calcext:value-type="string">
            <text:p>Mi, 4. Apr 2018, 17:21:08.821</text:p>
          </table:table-cell>
          <table:table-cell table:number-columns-repeated="2"/>
          <table:table-cell table:formula="of:=[.D43]-[.D$3]" office:value-type="time" office:time-value="PT00H00M48.691S" calcext:value-type="time">
            <text:p>00:48.69</text:p>
          </table:table-cell>
          <table:table-cell table:formula="of:=[.H43]/[.A43]*24*60*60" office:value-type="float" office:value="1.18758536585366" calcext:value-type="float">
            <text:p>1.18758536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office:value-type="time" office:time-value="PT00H00M01.224S" calcext:value-type="time">
            <text:p>00:00:01.22</text:p>
          </table:table-cell>
          <table:table-cell office:value-type="time" office:time-value="PT00H00M53.044S" calcext:value-type="time">
            <text:p>00:00:53.04</text:p>
          </table:table-cell>
          <table:table-cell office:value-type="string" calcext:value-type="string">
            <text:p>Mi, 4. Apr 2018, 17:21:10.045</text:p>
          </table:table-cell>
          <table:table-cell table:number-columns-repeated="2"/>
          <table:table-cell table:formula="of:=[.D44]-[.D$3]" office:value-type="time" office:time-value="PT00H00M49.915S" calcext:value-type="time">
            <text:p>00:49.92</text:p>
          </table:table-cell>
          <table:table-cell table:formula="of:=[.H44]/[.A44]*24*60*60" office:value-type="float" office:value="1.18845238095238" calcext:value-type="float">
            <text:p>1.1884523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use</text:p>
          </table:table-cell>
          <table:table-cell office:value-type="time" office:time-value="PT00H00M01.975S" calcext:value-type="time">
            <text:p>00:00:01.98</text:p>
          </table:table-cell>
          <table:table-cell office:value-type="time" office:time-value="PT00H00M55.019S" calcext:value-type="time">
            <text:p>00:00:55.02</text:p>
          </table:table-cell>
          <table:table-cell office:value-type="string" calcext:value-type="string">
            <text:p>Mi, 4. Apr 2018, 17:21:12.020</text:p>
          </table:table-cell>
          <table:table-cell table:number-columns-repeated="2"/>
          <table:table-cell table:formula="of:=[.D45]-[.D$3]" office:value-type="time" office:time-value="PT00H00M51.89S" calcext:value-type="time">
            <text:p>00:51.89</text:p>
          </table:table-cell>
          <table:table-cell table:formula="of:=[.H45]/[.A45]*24*60*60" office:value-type="float" office:value="1.20674418604651" calcext:value-type="float">
            <text:p>1.2067441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office:value-type="time" office:time-value="PT00H00M00.162S" calcext:value-type="time">
            <text:p>00:00:00.16</text:p>
          </table:table-cell>
          <table:table-cell office:value-type="time" office:time-value="PT00H00M08.246S" calcext:value-type="time">
            <text:p>00:00:08.25</text:p>
          </table:table-cell>
          <table:table-cell office:value-type="string" calcext:value-type="string">
            <text:p>Mi, 4. Apr 2018, 17:17:45.524</text:p>
          </table:table-cell>
          <table:table-cell table:number-columns-repeated="2"/>
          <table:table-cell table:formula="of:=[.D46]-[.D$3]" office:value-type="time" office:time-value="PT00H00M05.117S" calcext:value-type="time">
            <text:p>00:05.12</text:p>
          </table:table-cell>
          <table:table-cell table:formula="of:=[.H46]/[.A46]*24*60*60" office:value-type="float" office:value="0.116295454545455" calcext:value-type="float">
            <text:p>0.11629545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office:value-type="time" office:time-value="PT00H00M00.164S" calcext:value-type="time">
            <text:p>00:00:00.16</text:p>
          </table:table-cell>
          <table:table-cell office:value-type="time" office:time-value="PT00H00M08.41S" calcext:value-type="time">
            <text:p>00:00:08.41</text:p>
          </table:table-cell>
          <table:table-cell office:value-type="string" calcext:value-type="string">
            <text:p>Mi, 4. Apr 2018, 17:17:45.688</text:p>
          </table:table-cell>
          <table:table-cell table:number-columns-repeated="2"/>
          <table:table-cell table:formula="of:=[.D47]-[.D$3]" office:value-type="time" office:time-value="PT00H00M05.281S" calcext:value-type="time">
            <text:p>00:05.28</text:p>
          </table:table-cell>
          <table:table-cell table:formula="of:=[.H47]/[.A47]*24*60*60" office:value-type="float" office:value="0.117355555555556" calcext:value-type="float">
            <text:p>0.117355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office:value-type="time" office:time-value="PT00H00M00.161S" calcext:value-type="time">
            <text:p>00:00:00.16</text:p>
          </table:table-cell>
          <table:table-cell office:value-type="time" office:time-value="PT00H00M08.571S" calcext:value-type="time">
            <text:p>00:00:08.57</text:p>
          </table:table-cell>
          <table:table-cell office:value-type="string" calcext:value-type="string">
            <text:p>Mi, 4. Apr 2018, 17:17:45.849</text:p>
          </table:table-cell>
          <table:table-cell table:number-columns-repeated="2"/>
          <table:table-cell table:formula="of:=[.D48]-[.D$3]" office:value-type="time" office:time-value="PT00H00M05.442S" calcext:value-type="time">
            <text:p>00:05.44</text:p>
          </table:table-cell>
          <table:table-cell table:formula="of:=[.H48]/[.A48]*24*60*60" office:value-type="float" office:value="0.118304347826087" calcext:value-type="float">
            <text:p>0.1183043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office:value-type="time" office:time-value="PT00H00M00.191S" calcext:value-type="time">
            <text:p>00:00:00.19</text:p>
          </table:table-cell>
          <table:table-cell office:value-type="time" office:time-value="PT00H00M08.762S" calcext:value-type="time">
            <text:p>00:00:08.76</text:p>
          </table:table-cell>
          <table:table-cell office:value-type="string" calcext:value-type="string">
            <text:p>Mi, 4. Apr 2018, 17:17:46.040</text:p>
          </table:table-cell>
          <table:table-cell table:number-columns-repeated="2"/>
          <table:table-cell table:formula="of:=[.D49]-[.D$3]" office:value-type="time" office:time-value="PT00H00M05.633S" calcext:value-type="time">
            <text:p>00:05.63</text:p>
          </table:table-cell>
          <table:table-cell table:formula="of:=[.H49]/[.A49]*24*60*60" office:value-type="float" office:value="0.119851063829787" calcext:value-type="float">
            <text:p>0.11985106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office:value-type="time" office:time-value="PT00H00M00.139S" calcext:value-type="time">
            <text:p>00:00:00.14</text:p>
          </table:table-cell>
          <table:table-cell office:value-type="time" office:time-value="PT00H00M08.901S" calcext:value-type="time">
            <text:p>00:00:08.90</text:p>
          </table:table-cell>
          <table:table-cell office:value-type="string" calcext:value-type="string">
            <text:p>Mi, 4. Apr 2018, 17:17:46.179</text:p>
          </table:table-cell>
          <table:table-cell table:number-columns-repeated="2"/>
          <table:table-cell table:formula="of:=[.D50]-[.D$3]" office:value-type="time" office:time-value="PT00H00M05.772S" calcext:value-type="time">
            <text:p>00:05.77</text:p>
          </table:table-cell>
          <table:table-cell table:formula="of:=[.H50]/[.A50]*24*60*60" office:value-type="float" office:value="0.12025" calcext:value-type="float">
            <text:p>0.12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office:value-type="time" office:time-value="PT00H00M00.212S" calcext:value-type="time">
            <text:p>00:00:00.21</text:p>
          </table:table-cell>
          <table:table-cell office:value-type="time" office:time-value="PT00H00M09.113S" calcext:value-type="time">
            <text:p>00:00:09.11</text:p>
          </table:table-cell>
          <table:table-cell office:value-type="string" calcext:value-type="string">
            <text:p>Mi, 4. Apr 2018, 17:17:46.391</text:p>
          </table:table-cell>
          <table:table-cell table:number-columns-repeated="2"/>
          <table:table-cell table:formula="of:=[.D51]-[.D$3]" office:value-type="time" office:time-value="PT00H00M05.984S" calcext:value-type="time">
            <text:p>00:05.98</text:p>
          </table:table-cell>
          <table:table-cell table:formula="of:=[.H51]/[.A51]*24*60*60" office:value-type="float" office:value="0.122122448979592" calcext:value-type="float">
            <text:p>0.1221224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office:value-type="time" office:time-value="PT00H00M00.147S" calcext:value-type="time">
            <text:p>00:00:00.15</text:p>
          </table:table-cell>
          <table:table-cell office:value-type="time" office:time-value="PT00H00M09.26S" calcext:value-type="time">
            <text:p>00:00:09.26</text:p>
          </table:table-cell>
          <table:table-cell office:value-type="string" calcext:value-type="string">
            <text:p>Mi, 4. Apr 2018, 17:17:46.538</text:p>
          </table:table-cell>
          <table:table-cell table:number-columns-repeated="2"/>
          <table:table-cell table:formula="of:=[.D52]-[.D$3]" office:value-type="time" office:time-value="PT00H00M06.131S" calcext:value-type="time">
            <text:p>00:06.13</text:p>
          </table:table-cell>
          <table:table-cell table:formula="of:=[.H52]/[.A52]*24*60*60" office:value-type="float" office:value="0.12262" calcext:value-type="float">
            <text:p>0.122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office:value-type="time" office:time-value="PT00H00M00.175S" calcext:value-type="time">
            <text:p>00:00:00.18</text:p>
          </table:table-cell>
          <table:table-cell office:value-type="time" office:time-value="PT00H00M09.435S" calcext:value-type="time">
            <text:p>00:00:09.44</text:p>
          </table:table-cell>
          <table:table-cell office:value-type="string" calcext:value-type="string">
            <text:p>Mi, 4. Apr 2018, 17:17:46.713</text:p>
          </table:table-cell>
          <table:table-cell table:number-columns-repeated="2"/>
          <table:table-cell table:formula="of:=[.D53]-[.D$3]" office:value-type="time" office:time-value="PT00H00M06.306S" calcext:value-type="time">
            <text:p>00:06.31</text:p>
          </table:table-cell>
          <table:table-cell table:formula="of:=[.H53]/[.A53]*24*60*60" office:value-type="float" office:value="0.123647058823529" calcext:value-type="float">
            <text:p>0.12364705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office:value-type="time" office:time-value="PT00H00M00.158S" calcext:value-type="time">
            <text:p>00:00:00.16</text:p>
          </table:table-cell>
          <table:table-cell office:value-type="time" office:time-value="PT00H00M09.593S" calcext:value-type="time">
            <text:p>00:00:09.59</text:p>
          </table:table-cell>
          <table:table-cell office:value-type="string" calcext:value-type="string">
            <text:p>Mi, 4. Apr 2018, 17:17:46.871</text:p>
          </table:table-cell>
          <table:table-cell table:number-columns-repeated="2"/>
          <table:table-cell table:formula="of:=[.D54]-[.D$3]" office:value-type="time" office:time-value="PT00H00M06.464S" calcext:value-type="time">
            <text:p>00:06.46</text:p>
          </table:table-cell>
          <table:table-cell table:formula="of:=[.H54]/[.A54]*24*60*60" office:value-type="float" office:value="0.124307692307692" calcext:value-type="float">
            <text:p>0.1243076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office:value-type="time" office:time-value="PT00H00M00.186S" calcext:value-type="time">
            <text:p>00:00:00.19</text:p>
          </table:table-cell>
          <table:table-cell office:value-type="time" office:time-value="PT00H00M09.779S" calcext:value-type="time">
            <text:p>00:00:09.78</text:p>
          </table:table-cell>
          <table:table-cell office:value-type="string" calcext:value-type="string">
            <text:p>Mi, 4. Apr 2018, 17:17:47.057</text:p>
          </table:table-cell>
          <table:table-cell table:number-columns-repeated="2"/>
          <table:table-cell table:formula="of:=[.D55]-[.D$3]" office:value-type="time" office:time-value="PT00H00M06.65S" calcext:value-type="time">
            <text:p>00:06.65</text:p>
          </table:table-cell>
          <table:table-cell table:formula="of:=[.H55]/[.A55]*24*60*60" office:value-type="float" office:value="0.125471698113208" calcext:value-type="float">
            <text:p>0.12547169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09.93S" calcext:value-type="time">
            <text:p>00:00:09.93</text:p>
          </table:table-cell>
          <table:table-cell office:value-type="string" calcext:value-type="string">
            <text:p>Mi, 4. Apr 2018, 17:17:47.208</text:p>
          </table:table-cell>
          <table:table-cell table:number-columns-repeated="2"/>
          <table:table-cell table:formula="of:=[.D56]-[.D$3]" office:value-type="time" office:time-value="PT00H00M06.801S" calcext:value-type="time">
            <text:p>00:06.80</text:p>
          </table:table-cell>
          <table:table-cell table:formula="of:=[.H56]/[.A56]*24*60*60" office:value-type="float" office:value="0.125944444444444" calcext:value-type="float">
            <text:p>0.1259444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0.096S" calcext:value-type="time">
            <text:p>00:00:10.10</text:p>
          </table:table-cell>
          <table:table-cell office:value-type="string" calcext:value-type="string">
            <text:p>Mi, 4. Apr 2018, 17:17:47.374</text:p>
          </table:table-cell>
          <table:table-cell table:number-columns-repeated="2"/>
          <table:table-cell table:formula="of:=[.D57]-[.D$3]" office:value-type="time" office:time-value="PT00H00M06.967S" calcext:value-type="time">
            <text:p>00:06.97</text:p>
          </table:table-cell>
          <table:table-cell table:formula="of:=[.H57]/[.A57]*24*60*60" office:value-type="float" office:value="0.126672727272727" calcext:value-type="float">
            <text:p>0.1266727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10.251S" calcext:value-type="time">
            <text:p>00:00:10.25</text:p>
          </table:table-cell>
          <table:table-cell office:value-type="string" calcext:value-type="string">
            <text:p>Mi, 4. Apr 2018, 17:17:47.529</text:p>
          </table:table-cell>
          <table:table-cell table:number-columns-repeated="2"/>
          <table:table-cell table:formula="of:=[.D58]-[.D$3]" office:value-type="time" office:time-value="PT00H00M07.122S" calcext:value-type="time">
            <text:p>00:07.12</text:p>
          </table:table-cell>
          <table:table-cell table:formula="of:=[.H58]/[.A58]*24*60*60" office:value-type="float" office:value="0.127178571428571" calcext:value-type="float">
            <text:p>0.1271785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office:value-type="time" office:time-value="PT00H00M00.161S" calcext:value-type="time">
            <text:p>00:00:00.16</text:p>
          </table:table-cell>
          <table:table-cell office:value-type="time" office:time-value="PT00H00M10.412S" calcext:value-type="time">
            <text:p>00:00:10.41</text:p>
          </table:table-cell>
          <table:table-cell office:value-type="string" calcext:value-type="string">
            <text:p>Mi, 4. Apr 2018, 17:17:47.690</text:p>
          </table:table-cell>
          <table:table-cell table:number-columns-repeated="2"/>
          <table:table-cell table:formula="of:=[.D59]-[.D$3]" office:value-type="time" office:time-value="PT00H00M07.283S" calcext:value-type="time">
            <text:p>00:07.28</text:p>
          </table:table-cell>
          <table:table-cell table:formula="of:=[.H59]/[.A59]*24*60*60" office:value-type="float" office:value="0.127771929824561" calcext:value-type="float">
            <text:p>0.12777192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office:value-type="time" office:time-value="PT00H00M00.15S" calcext:value-type="time">
            <text:p>00:00:00.15</text:p>
          </table:table-cell>
          <table:table-cell office:value-type="time" office:time-value="PT00H00M10.562S" calcext:value-type="time">
            <text:p>00:00:10.56</text:p>
          </table:table-cell>
          <table:table-cell office:value-type="string" calcext:value-type="string">
            <text:p>Mi, 4. Apr 2018, 17:17:47.840</text:p>
          </table:table-cell>
          <table:table-cell table:number-columns-repeated="2"/>
          <table:table-cell table:formula="of:=[.D60]-[.D$3]" office:value-type="time" office:time-value="PT00H00M07.433S" calcext:value-type="time">
            <text:p>00:07.43</text:p>
          </table:table-cell>
          <table:table-cell table:formula="of:=[.H60]/[.A60]*24*60*60" office:value-type="float" office:value="0.128155172413793" calcext:value-type="float">
            <text:p>0.12815517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0.728S" calcext:value-type="time">
            <text:p>00:00:10.73</text:p>
          </table:table-cell>
          <table:table-cell office:value-type="string" calcext:value-type="string">
            <text:p>Mi, 4. Apr 2018, 17:17:48.006</text:p>
          </table:table-cell>
          <table:table-cell table:number-columns-repeated="2"/>
          <table:table-cell table:formula="of:=[.D61]-[.D$3]" office:value-type="time" office:time-value="PT00H00M07.599S" calcext:value-type="time">
            <text:p>00:07.60</text:p>
          </table:table-cell>
          <table:table-cell table:formula="of:=[.H61]/[.A61]*24*60*60" office:value-type="float" office:value="0.128796610169492" calcext:value-type="float">
            <text:p>0.1287966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unde</text:p>
          </table:table-cell>
          <table:table-cell office:value-type="time" office:time-value="PT00H00M00.154S" calcext:value-type="time">
            <text:p>00:00:00.15</text:p>
          </table:table-cell>
          <table:table-cell office:value-type="time" office:time-value="PT00H00M10.882S" calcext:value-type="time">
            <text:p>00:00:10.88</text:p>
          </table:table-cell>
          <table:table-cell office:value-type="string" calcext:value-type="string">
            <text:p>Mi, 4. Apr 2018, 17:17:48.161</text:p>
          </table:table-cell>
          <table:table-cell table:number-columns-repeated="2"/>
          <table:table-cell table:formula="of:=[.D62]-[.D$3]" office:value-type="time" office:time-value="PT00H00M07.753S" calcext:value-type="time">
            <text:p>00:07.75</text:p>
          </table:table-cell>
          <table:table-cell table:formula="of:=[.H62]/[.A62]*24*60*60" office:value-type="float" office:value="0.129216666666667" calcext:value-type="float">
            <text:p>0.12921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office:value-type="time" office:time-value="PT00H00M00.179S" calcext:value-type="time">
            <text:p>00:00:00.18</text:p>
          </table:table-cell>
          <table:table-cell office:value-type="time" office:time-value="PT00H00M11.061S" calcext:value-type="time">
            <text:p>00:00:11.06</text:p>
          </table:table-cell>
          <table:table-cell office:value-type="string" calcext:value-type="string">
            <text:p>Mi, 4. Apr 2018, 17:17:48.339</text:p>
          </table:table-cell>
          <table:table-cell table:number-columns-repeated="2"/>
          <table:table-cell table:formula="of:=[.D63]-[.D$3]" office:value-type="time" office:time-value="PT00H00M07.932S" calcext:value-type="time">
            <text:p>00:07.93</text:p>
          </table:table-cell>
          <table:table-cell table:formula="of:=[.H63]/[.A63]*24*60*60" office:value-type="float" office:value="0.130032786885246" calcext:value-type="float">
            <text:p>0.13003278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office:value-type="time" office:time-value="PT00H00M00.152S" calcext:value-type="time">
            <text:p>00:00:00.15</text:p>
          </table:table-cell>
          <table:table-cell office:value-type="time" office:time-value="PT00H00M11.213S" calcext:value-type="time">
            <text:p>00:00:11.21</text:p>
          </table:table-cell>
          <table:table-cell office:value-type="string" calcext:value-type="string">
            <text:p>Mi, 4. Apr 2018, 17:17:48.491</text:p>
          </table:table-cell>
          <table:table-cell table:number-columns-repeated="2"/>
          <table:table-cell table:formula="of:=[.D64]-[.D$3]" office:value-type="time" office:time-value="PT00H00M08.084S" calcext:value-type="time">
            <text:p>00:08.08</text:p>
          </table:table-cell>
          <table:table-cell table:formula="of:=[.H64]/[.A64]*24*60*60" office:value-type="float" office:value="0.130387096774194" calcext:value-type="float">
            <text:p>0.13038709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office:value-type="time" office:time-value="PT00H00M00.168S" calcext:value-type="time">
            <text:p>00:00:00.17</text:p>
          </table:table-cell>
          <table:table-cell office:value-type="time" office:time-value="PT00H00M11.381S" calcext:value-type="time">
            <text:p>00:00:11.38</text:p>
          </table:table-cell>
          <table:table-cell office:value-type="string" calcext:value-type="string">
            <text:p>Mi, 4. Apr 2018, 17:17:48.659</text:p>
          </table:table-cell>
          <table:table-cell table:number-columns-repeated="2"/>
          <table:table-cell table:formula="of:=[.D65]-[.D$3]" office:value-type="time" office:time-value="PT00H00M08.252S" calcext:value-type="time">
            <text:p>00:08.25</text:p>
          </table:table-cell>
          <table:table-cell table:formula="of:=[.H65]/[.A65]*24*60*60" office:value-type="float" office:value="0.130984126984127" calcext:value-type="float">
            <text:p>0.130984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office:value-type="time" office:time-value="PT00H00M00.165S" calcext:value-type="time">
            <text:p>00:00:00.17</text:p>
          </table:table-cell>
          <table:table-cell office:value-type="time" office:time-value="PT00H00M11.546S" calcext:value-type="time">
            <text:p>00:00:11.55</text:p>
          </table:table-cell>
          <table:table-cell office:value-type="string" calcext:value-type="string">
            <text:p>Mi, 4. Apr 2018, 17:17:48.824</text:p>
          </table:table-cell>
          <table:table-cell table:number-columns-repeated="2"/>
          <table:table-cell table:formula="of:=[.D66]-[.D$3]" office:value-type="time" office:time-value="PT00H00M08.417S" calcext:value-type="time">
            <text:p>00:08.42</text:p>
          </table:table-cell>
          <table:table-cell table:formula="of:=[.H66]/[.A66]*24*60*60" office:value-type="float" office:value="0.131515625" calcext:value-type="float">
            <text:p>0.131515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office:value-type="time" office:time-value="PT00H00M00.167S" calcext:value-type="time">
            <text:p>00:00:00.17</text:p>
          </table:table-cell>
          <table:table-cell office:value-type="time" office:time-value="PT00H00M11.713S" calcext:value-type="time">
            <text:p>00:00:11.71</text:p>
          </table:table-cell>
          <table:table-cell office:value-type="string" calcext:value-type="string">
            <text:p>Mi, 4. Apr 2018, 17:17:48.991</text:p>
          </table:table-cell>
          <table:table-cell table:number-columns-repeated="2"/>
          <table:table-cell table:formula="of:=[.D67]-[.D$3]" office:value-type="time" office:time-value="PT00H00M08.584S" calcext:value-type="time">
            <text:p>00:08.58</text:p>
          </table:table-cell>
          <table:table-cell table:formula="of:=[.H67]/[.A67]*24*60*60" office:value-type="float" office:value="0.132061538461538" calcext:value-type="float">
            <text:p>0.1320615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11.864S" calcext:value-type="time">
            <text:p>00:00:11.86</text:p>
          </table:table-cell>
          <table:table-cell office:value-type="string" calcext:value-type="string">
            <text:p>Mi, 4. Apr 2018, 17:17:49.142</text:p>
          </table:table-cell>
          <table:table-cell table:number-columns-repeated="2"/>
          <table:table-cell table:formula="of:=[.D68]-[.D$3]" office:value-type="time" office:time-value="PT00H00M08.735S" calcext:value-type="time">
            <text:p>00:08.74</text:p>
          </table:table-cell>
          <table:table-cell table:formula="of:=[.H68]/[.A68]*24*60*60" office:value-type="float" office:value="0.132348484848485" calcext:value-type="float">
            <text:p>0.13234848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2.03S" calcext:value-type="time">
            <text:p>00:00:12.03</text:p>
          </table:table-cell>
          <table:table-cell office:value-type="string" calcext:value-type="string">
            <text:p>Mi, 4. Apr 2018, 17:17:49.308</text:p>
          </table:table-cell>
          <table:table-cell table:number-columns-repeated="2"/>
          <table:table-cell table:formula="of:=[.D69]-[.D$3]" office:value-type="time" office:time-value="PT00H00M08.901S" calcext:value-type="time">
            <text:p>00:08.90</text:p>
          </table:table-cell>
          <table:table-cell table:formula="of:=[.H69]/[.A69]*24*60*60" office:value-type="float" office:value="0.132850746268657" calcext:value-type="float">
            <text:p>0.13285074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office:value-type="time" office:time-value="PT00H00M00.156S" calcext:value-type="time">
            <text:p>00:00:00.16</text:p>
          </table:table-cell>
          <table:table-cell office:value-type="time" office:time-value="PT00H00M12.186S" calcext:value-type="time">
            <text:p>00:00:12.19</text:p>
          </table:table-cell>
          <table:table-cell office:value-type="string" calcext:value-type="string">
            <text:p>Mi, 4. Apr 2018, 17:17:49.464</text:p>
          </table:table-cell>
          <table:table-cell table:number-columns-repeated="2"/>
          <table:table-cell table:formula="of:=[.D70]-[.D$3]" office:value-type="time" office:time-value="PT00H00M09.057S" calcext:value-type="time">
            <text:p>00:09.06</text:p>
          </table:table-cell>
          <table:table-cell table:formula="of:=[.H70]/[.A70]*24*60*60" office:value-type="float" office:value="0.133191176470588" calcext:value-type="float">
            <text:p>0.13319117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office:value-type="time" office:time-value="PT00H00M00.158S" calcext:value-type="time">
            <text:p>00:00:00.16</text:p>
          </table:table-cell>
          <table:table-cell office:value-type="time" office:time-value="PT00H00M12.344S" calcext:value-type="time">
            <text:p>00:00:12.34</text:p>
          </table:table-cell>
          <table:table-cell office:value-type="string" calcext:value-type="string">
            <text:p>Mi, 4. Apr 2018, 17:17:49.622</text:p>
          </table:table-cell>
          <table:table-cell table:number-columns-repeated="2"/>
          <table:table-cell table:formula="of:=[.D71]-[.D$3]" office:value-type="time" office:time-value="PT00H00M09.215S" calcext:value-type="time">
            <text:p>00:09.22</text:p>
          </table:table-cell>
          <table:table-cell table:formula="of:=[.H71]/[.A71]*24*60*60" office:value-type="float" office:value="0.133550724637681" calcext:value-type="float">
            <text:p>0.1335507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12.495S" calcext:value-type="time">
            <text:p>00:00:12.50</text:p>
          </table:table-cell>
          <table:table-cell office:value-type="string" calcext:value-type="string">
            <text:p>Mi, 4. Apr 2018, 17:17:49.773</text:p>
          </table:table-cell>
          <table:table-cell table:number-columns-repeated="2"/>
          <table:table-cell table:formula="of:=[.D72]-[.D$3]" office:value-type="time" office:time-value="PT00H00M09.366S" calcext:value-type="time">
            <text:p>00:09.37</text:p>
          </table:table-cell>
          <table:table-cell table:formula="of:=[.H72]/[.A72]*24*60*60" office:value-type="float" office:value="0.1338" calcext:value-type="float">
            <text:p>0.13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office:value-type="time" office:time-value="PT00H00M00.168S" calcext:value-type="time">
            <text:p>00:00:00.17</text:p>
          </table:table-cell>
          <table:table-cell office:value-type="time" office:time-value="PT00H00M12.663S" calcext:value-type="time">
            <text:p>00:00:12.66</text:p>
          </table:table-cell>
          <table:table-cell office:value-type="string" calcext:value-type="string">
            <text:p>Mi, 4. Apr 2018, 17:17:49.941</text:p>
          </table:table-cell>
          <table:table-cell table:number-columns-repeated="2"/>
          <table:table-cell table:formula="of:=[.D73]-[.D$3]" office:value-type="time" office:time-value="PT00H00M09.534S" calcext:value-type="time">
            <text:p>00:09.53</text:p>
          </table:table-cell>
          <table:table-cell table:formula="of:=[.H73]/[.A73]*24*60*60" office:value-type="float" office:value="0.134281690140845" calcext:value-type="float">
            <text:p>0.13428169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office:value-type="time" office:time-value="PT00H00M00.153S" calcext:value-type="time">
            <text:p>00:00:00.15</text:p>
          </table:table-cell>
          <table:table-cell office:value-type="time" office:time-value="PT00H00M12.816S" calcext:value-type="time">
            <text:p>00:00:12.82</text:p>
          </table:table-cell>
          <table:table-cell office:value-type="string" calcext:value-type="string">
            <text:p>Mi, 4. Apr 2018, 17:17:50.094</text:p>
          </table:table-cell>
          <table:table-cell table:number-columns-repeated="2"/>
          <table:table-cell table:formula="of:=[.D74]-[.D$3]" office:value-type="time" office:time-value="PT00H00M09.687S" calcext:value-type="time">
            <text:p>00:09.69</text:p>
          </table:table-cell>
          <table:table-cell table:formula="of:=[.H74]/[.A74]*24*60*60" office:value-type="float" office:value="0.134541666666667" calcext:value-type="float">
            <text:p>0.134541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office:value-type="time" office:time-value="PT00H00M00.184S" calcext:value-type="time">
            <text:p>00:00:00.18</text:p>
          </table:table-cell>
          <table:table-cell office:value-type="time" office:time-value="PT00H00M13S" calcext:value-type="time">
            <text:p>00:00:13.00</text:p>
          </table:table-cell>
          <table:table-cell office:value-type="string" calcext:value-type="string">
            <text:p>Mi, 4. Apr 2018, 17:17:50.279</text:p>
          </table:table-cell>
          <table:table-cell table:number-columns-repeated="2"/>
          <table:table-cell table:formula="of:=[.D75]-[.D$3]" office:value-type="time" office:time-value="PT00H00M09.871S" calcext:value-type="time">
            <text:p>00:09.87</text:p>
          </table:table-cell>
          <table:table-cell table:formula="of:=[.H75]/[.A75]*24*60*60" office:value-type="float" office:value="0.135219178082192" calcext:value-type="float">
            <text:p>0.13521917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office:value-type="time" office:time-value="PT00H00M00.16S" calcext:value-type="time">
            <text:p>00:00:00.16</text:p>
          </table:table-cell>
          <table:table-cell office:value-type="time" office:time-value="PT00H00M13.16S" calcext:value-type="time">
            <text:p>00:00:13.16</text:p>
          </table:table-cell>
          <table:table-cell office:value-type="string" calcext:value-type="string">
            <text:p>Mi, 4. Apr 2018, 17:17:50.439</text:p>
          </table:table-cell>
          <table:table-cell table:number-columns-repeated="2"/>
          <table:table-cell table:formula="of:=[.D76]-[.D$3]" office:value-type="time" office:time-value="PT00H00M10.031S" calcext:value-type="time">
            <text:p>00:10.03</text:p>
          </table:table-cell>
          <table:table-cell table:formula="of:=[.H76]/[.A76]*24*60*60" office:value-type="float" office:value="0.135554054054054" calcext:value-type="float">
            <text:p>0.13555405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office:value-type="time" office:time-value="PT00H00M00.171S" calcext:value-type="time">
            <text:p>00:00:00.17</text:p>
          </table:table-cell>
          <table:table-cell office:value-type="time" office:time-value="PT00H00M13.331S" calcext:value-type="time">
            <text:p>00:00:13.33</text:p>
          </table:table-cell>
          <table:table-cell office:value-type="string" calcext:value-type="string">
            <text:p>Mi, 4. Apr 2018, 17:17:50.609</text:p>
          </table:table-cell>
          <table:table-cell table:number-columns-repeated="2"/>
          <table:table-cell table:formula="of:=[.D77]-[.D$3]" office:value-type="time" office:time-value="PT00H00M10.202S" calcext:value-type="time">
            <text:p>00:10.20</text:p>
          </table:table-cell>
          <table:table-cell table:formula="of:=[.H77]/[.A77]*24*60*60" office:value-type="float" office:value="0.136026666666667" calcext:value-type="float">
            <text:p>0.13602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office:value-type="time" office:time-value="PT00H00M00.164S" calcext:value-type="time">
            <text:p>00:00:00.16</text:p>
          </table:table-cell>
          <table:table-cell office:value-type="time" office:time-value="PT00H00M13.495S" calcext:value-type="time">
            <text:p>00:00:13.50</text:p>
          </table:table-cell>
          <table:table-cell office:value-type="string" calcext:value-type="string">
            <text:p>Mi, 4. Apr 2018, 17:17:50.773</text:p>
          </table:table-cell>
          <table:table-cell table:number-columns-repeated="2"/>
          <table:table-cell table:formula="of:=[.D78]-[.D$3]" office:value-type="time" office:time-value="PT00H00M10.366S" calcext:value-type="time">
            <text:p>00:10.37</text:p>
          </table:table-cell>
          <table:table-cell table:formula="of:=[.H78]/[.A78]*24*60*60" office:value-type="float" office:value="0.136394736842105" calcext:value-type="float">
            <text:p>0.13639473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3.661S" calcext:value-type="time">
            <text:p>00:00:13.66</text:p>
          </table:table-cell>
          <table:table-cell office:value-type="string" calcext:value-type="string">
            <text:p>Mi, 4. Apr 2018, 17:17:50.939</text:p>
          </table:table-cell>
          <table:table-cell table:number-columns-repeated="2"/>
          <table:table-cell table:formula="of:=[.D79]-[.D$3]" office:value-type="time" office:time-value="PT00H00M10.532S" calcext:value-type="time">
            <text:p>00:10.53</text:p>
          </table:table-cell>
          <table:table-cell table:formula="of:=[.H79]/[.A79]*24*60*60" office:value-type="float" office:value="0.136779220779221" calcext:value-type="float">
            <text:p>0.136779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office:value-type="time" office:time-value="PT00H00M00.15S" calcext:value-type="time">
            <text:p>00:00:00.15</text:p>
          </table:table-cell>
          <table:table-cell office:value-type="time" office:time-value="PT00H00M13.811S" calcext:value-type="time">
            <text:p>00:00:13.81</text:p>
          </table:table-cell>
          <table:table-cell office:value-type="string" calcext:value-type="string">
            <text:p>Mi, 4. Apr 2018, 17:17:51.089</text:p>
          </table:table-cell>
          <table:table-cell table:number-columns-repeated="2"/>
          <table:table-cell table:formula="of:=[.D80]-[.D$3]" office:value-type="time" office:time-value="PT00H00M10.682S" calcext:value-type="time">
            <text:p>00:10.68</text:p>
          </table:table-cell>
          <table:table-cell table:formula="of:=[.H80]/[.A80]*24*60*60" office:value-type="float" office:value="0.136948717948718" calcext:value-type="float">
            <text:p>0.13694871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office:value-type="time" office:time-value="PT00H00M00.163S" calcext:value-type="time">
            <text:p>00:00:00.16</text:p>
          </table:table-cell>
          <table:table-cell office:value-type="time" office:time-value="PT00H00M13.974S" calcext:value-type="time">
            <text:p>00:00:13.97</text:p>
          </table:table-cell>
          <table:table-cell office:value-type="string" calcext:value-type="string">
            <text:p>Mi, 4. Apr 2018, 17:17:51.252</text:p>
          </table:table-cell>
          <table:table-cell table:number-columns-repeated="2"/>
          <table:table-cell table:formula="of:=[.D81]-[.D$3]" office:value-type="time" office:time-value="PT00H00M10.845S" calcext:value-type="time">
            <text:p>00:10.85</text:p>
          </table:table-cell>
          <table:table-cell table:formula="of:=[.H81]/[.A81]*24*60*60" office:value-type="float" office:value="0.137278481012658" calcext:value-type="float">
            <text:p>0.1372784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office:value-type="time" office:time-value="PT00H00M00.152S" calcext:value-type="time">
            <text:p>00:00:00.15</text:p>
          </table:table-cell>
          <table:table-cell office:value-type="time" office:time-value="PT00H00M14.126S" calcext:value-type="time">
            <text:p>00:00:14.13</text:p>
          </table:table-cell>
          <table:table-cell office:value-type="string" calcext:value-type="string">
            <text:p>Mi, 4. Apr 2018, 17:17:51.404</text:p>
          </table:table-cell>
          <table:table-cell table:number-columns-repeated="2"/>
          <table:table-cell table:formula="of:=[.D82]-[.D$3]" office:value-type="time" office:time-value="PT00H00M10.997S" calcext:value-type="time">
            <text:p>00:11.00</text:p>
          </table:table-cell>
          <table:table-cell table:formula="of:=[.H82]/[.A82]*24*60*60" office:value-type="float" office:value="0.1374625" calcext:value-type="float">
            <text:p>0.1374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office:value-type="time" office:time-value="PT00H00M00.168S" calcext:value-type="time">
            <text:p>00:00:00.17</text:p>
          </table:table-cell>
          <table:table-cell office:value-type="time" office:time-value="PT00H00M14.294S" calcext:value-type="time">
            <text:p>00:00:14.29</text:p>
          </table:table-cell>
          <table:table-cell office:value-type="string" calcext:value-type="string">
            <text:p>Mi, 4. Apr 2018, 17:17:51.572</text:p>
          </table:table-cell>
          <table:table-cell table:number-columns-repeated="2"/>
          <table:table-cell table:formula="of:=[.D83]-[.D$3]" office:value-type="time" office:time-value="PT00H00M11.165S" calcext:value-type="time">
            <text:p>00:11.17</text:p>
          </table:table-cell>
          <table:table-cell table:formula="of:=[.H83]/[.A83]*24*60*60" office:value-type="float" office:value="0.13783950617284" calcext:value-type="float">
            <text:p>0.13783950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4.46S" calcext:value-type="time">
            <text:p>00:00:14.46</text:p>
          </table:table-cell>
          <table:table-cell office:value-type="string" calcext:value-type="string">
            <text:p>Mi, 4. Apr 2018, 17:17:51.738</text:p>
          </table:table-cell>
          <table:table-cell table:number-columns-repeated="2"/>
          <table:table-cell table:formula="of:=[.D84]-[.D$3]" office:value-type="time" office:time-value="PT00H00M11.331S" calcext:value-type="time">
            <text:p>00:11.33</text:p>
          </table:table-cell>
          <table:table-cell table:formula="of:=[.H84]/[.A84]*24*60*60" office:value-type="float" office:value="0.138182926829268" calcext:value-type="float">
            <text:p>0.13818292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office:value-type="time" office:time-value="PT00H00M00.173S" calcext:value-type="time">
            <text:p>00:00:00.17</text:p>
          </table:table-cell>
          <table:table-cell office:value-type="time" office:time-value="PT00H00M14.633S" calcext:value-type="time">
            <text:p>00:00:14.63</text:p>
          </table:table-cell>
          <table:table-cell office:value-type="string" calcext:value-type="string">
            <text:p>Mi, 4. Apr 2018, 17:17:51.911</text:p>
          </table:table-cell>
          <table:table-cell table:number-columns-repeated="2"/>
          <table:table-cell table:formula="of:=[.D85]-[.D$3]" office:value-type="time" office:time-value="PT00H00M11.504S" calcext:value-type="time">
            <text:p>00:11.50</text:p>
          </table:table-cell>
          <table:table-cell table:formula="of:=[.H85]/[.A85]*24*60*60" office:value-type="float" office:value="0.138602409638554" calcext:value-type="float">
            <text:p>0.13860240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office:value-type="time" office:time-value="PT00H00M00.161S" calcext:value-type="time">
            <text:p>00:00:00.16</text:p>
          </table:table-cell>
          <table:table-cell office:value-type="time" office:time-value="PT00H00M14.794S" calcext:value-type="time">
            <text:p>00:00:14.79</text:p>
          </table:table-cell>
          <table:table-cell office:value-type="string" calcext:value-type="string">
            <text:p>Mi, 4. Apr 2018, 17:17:52.072</text:p>
          </table:table-cell>
          <table:table-cell table:number-columns-repeated="2"/>
          <table:table-cell table:formula="of:=[.D86]-[.D$3]" office:value-type="time" office:time-value="PT00H00M11.665S" calcext:value-type="time">
            <text:p>00:11.67</text:p>
          </table:table-cell>
          <table:table-cell table:formula="of:=[.H86]/[.A86]*24*60*60" office:value-type="float" office:value="0.138869047619048" calcext:value-type="float">
            <text:p>0.1388690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office:value-type="time" office:time-value="PT00H00M00.169S" calcext:value-type="time">
            <text:p>00:00:00.17</text:p>
          </table:table-cell>
          <table:table-cell office:value-type="time" office:time-value="PT00H00M14.963S" calcext:value-type="time">
            <text:p>00:00:14.96</text:p>
          </table:table-cell>
          <table:table-cell office:value-type="string" calcext:value-type="string">
            <text:p>Mi, 4. Apr 2018, 17:17:52.242</text:p>
          </table:table-cell>
          <table:table-cell table:number-columns-repeated="2"/>
          <table:table-cell table:formula="of:=[.D87]-[.D$3]" office:value-type="time" office:time-value="PT00H00M11.834S" calcext:value-type="time">
            <text:p>00:11.83</text:p>
          </table:table-cell>
          <table:table-cell table:formula="of:=[.H87]/[.A87]*24*60*60" office:value-type="float" office:value="0.139223529411765" calcext:value-type="float">
            <text:p>0.13922352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office:value-type="time" office:time-value="PT00H00M00.156S" calcext:value-type="time">
            <text:p>00:00:00.16</text:p>
          </table:table-cell>
          <table:table-cell office:value-type="time" office:time-value="PT00H00M15.119S" calcext:value-type="time">
            <text:p>00:00:15.12</text:p>
          </table:table-cell>
          <table:table-cell office:value-type="string" calcext:value-type="string">
            <text:p>Mi, 4. Apr 2018, 17:17:52.397</text:p>
          </table:table-cell>
          <table:table-cell table:number-columns-repeated="2"/>
          <table:table-cell table:formula="of:=[.D88]-[.D$3]" office:value-type="time" office:time-value="PT00H00M11.99S" calcext:value-type="time">
            <text:p>00:11.99</text:p>
          </table:table-cell>
          <table:table-cell table:formula="of:=[.H88]/[.A88]*24*60*60" office:value-type="float" office:value="0.139418604651163" calcext:value-type="float">
            <text:p>0.13941860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office:value-type="time" office:time-value="PT00H00M00.165S" calcext:value-type="time">
            <text:p>00:00:00.17</text:p>
          </table:table-cell>
          <table:table-cell office:value-type="time" office:time-value="PT00H00M15.284S" calcext:value-type="time">
            <text:p>00:00:15.28</text:p>
          </table:table-cell>
          <table:table-cell office:value-type="string" calcext:value-type="string">
            <text:p>Mi, 4. Apr 2018, 17:17:52.562</text:p>
          </table:table-cell>
          <table:table-cell table:number-columns-repeated="2"/>
          <table:table-cell table:formula="of:=[.D89]-[.D$3]" office:value-type="time" office:time-value="PT00H00M12.155S" calcext:value-type="time">
            <text:p>00:12.16</text:p>
          </table:table-cell>
          <table:table-cell table:formula="of:=[.H89]/[.A89]*24*60*60" office:value-type="float" office:value="0.139712643678161" calcext:value-type="float">
            <text:p>0.13971264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15.439S" calcext:value-type="time">
            <text:p>00:00:15.44</text:p>
          </table:table-cell>
          <table:table-cell office:value-type="string" calcext:value-type="string">
            <text:p>Mi, 4. Apr 2018, 17:17:52.717</text:p>
          </table:table-cell>
          <table:table-cell table:number-columns-repeated="2"/>
          <table:table-cell table:formula="of:=[.D90]-[.D$3]" office:value-type="time" office:time-value="PT00H00M12.31S" calcext:value-type="time">
            <text:p>00:12.31</text:p>
          </table:table-cell>
          <table:table-cell table:formula="of:=[.H90]/[.A90]*24*60*60" office:value-type="float" office:value="0.139886363636364" calcext:value-type="float">
            <text:p>0.13988636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5.605S" calcext:value-type="time">
            <text:p>00:00:15.61</text:p>
          </table:table-cell>
          <table:table-cell office:value-type="string" calcext:value-type="string">
            <text:p>Mi, 4. Apr 2018, 17:17:52.883</text:p>
          </table:table-cell>
          <table:table-cell table:number-columns-repeated="2"/>
          <table:table-cell table:formula="of:=[.D91]-[.D$3]" office:value-type="time" office:time-value="PT00H00M12.476S" calcext:value-type="time">
            <text:p>00:12.48</text:p>
          </table:table-cell>
          <table:table-cell table:formula="of:=[.H91]/[.A91]*24*60*60" office:value-type="float" office:value="0.140179775280899" calcext:value-type="float">
            <text:p>0.14017977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office:value-type="time" office:time-value="PT00H00M00.157S" calcext:value-type="time">
            <text:p>00:00:00.16</text:p>
          </table:table-cell>
          <table:table-cell office:value-type="time" office:time-value="PT00H00M15.762S" calcext:value-type="time">
            <text:p>00:00:15.76</text:p>
          </table:table-cell>
          <table:table-cell office:value-type="string" calcext:value-type="string">
            <text:p>Mi, 4. Apr 2018, 17:17:53.040</text:p>
          </table:table-cell>
          <table:table-cell table:number-columns-repeated="2"/>
          <table:table-cell table:formula="of:=[.D92]-[.D$3]" office:value-type="time" office:time-value="PT00H00M12.633S" calcext:value-type="time">
            <text:p>00:12.63</text:p>
          </table:table-cell>
          <table:table-cell table:formula="of:=[.H92]/[.A92]*24*60*60" office:value-type="float" office:value="0.140366666666667" calcext:value-type="float">
            <text:p>0.1403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office:value-type="time" office:time-value="PT00H00M00.173S" calcext:value-type="time">
            <text:p>00:00:00.17</text:p>
          </table:table-cell>
          <table:table-cell office:value-type="time" office:time-value="PT00H00M15.935S" calcext:value-type="time">
            <text:p>00:00:15.94</text:p>
          </table:table-cell>
          <table:table-cell office:value-type="string" calcext:value-type="string">
            <text:p>Mi, 4. Apr 2018, 17:17:53.213</text:p>
          </table:table-cell>
          <table:table-cell table:number-columns-repeated="2"/>
          <table:table-cell table:formula="of:=[.D93]-[.D$3]" office:value-type="time" office:time-value="PT00H00M12.806S" calcext:value-type="time">
            <text:p>00:12.81</text:p>
          </table:table-cell>
          <table:table-cell table:formula="of:=[.H93]/[.A93]*24*60*60" office:value-type="float" office:value="0.140725274725275" calcext:value-type="float">
            <text:p>0.14072527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0M16.101S" calcext:value-type="time">
            <text:p>00:00:16.10</text:p>
          </table:table-cell>
          <table:table-cell office:value-type="string" calcext:value-type="string">
            <text:p>Mi, 4. Apr 2018, 17:17:53.379</text:p>
          </table:table-cell>
          <table:table-cell table:number-columns-repeated="2"/>
          <table:table-cell table:formula="of:=[.D94]-[.D$3]" office:value-type="time" office:time-value="PT00H00M12.972S" calcext:value-type="time">
            <text:p>00:12.97</text:p>
          </table:table-cell>
          <table:table-cell table:formula="of:=[.H94]/[.A94]*24*60*60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office:value-type="time" office:time-value="PT00H00M00.178S" calcext:value-type="time">
            <text:p>00:00:00.18</text:p>
          </table:table-cell>
          <table:table-cell office:value-type="time" office:time-value="PT00H00M16.279S" calcext:value-type="time">
            <text:p>00:00:16.28</text:p>
          </table:table-cell>
          <table:table-cell office:value-type="string" calcext:value-type="string">
            <text:p>Mi, 4. Apr 2018, 17:17:53.557</text:p>
          </table:table-cell>
          <table:table-cell table:number-columns-repeated="2"/>
          <table:table-cell table:formula="of:=[.D95]-[.D$3]" office:value-type="time" office:time-value="PT00H00M13.15S" calcext:value-type="time">
            <text:p>00:13.15</text:p>
          </table:table-cell>
          <table:table-cell table:formula="of:=[.H95]/[.A95]*24*60*60" office:value-type="float" office:value="0.141397849462366" calcext:value-type="float">
            <text:p>0.14139784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16.43S" calcext:value-type="time">
            <text:p>00:00:16.43</text:p>
          </table:table-cell>
          <table:table-cell office:value-type="string" calcext:value-type="string">
            <text:p>Mi, 4. Apr 2018, 17:17:53.708</text:p>
          </table:table-cell>
          <table:table-cell table:number-columns-repeated="2"/>
          <table:table-cell table:formula="of:=[.D96]-[.D$3]" office:value-type="time" office:time-value="PT00H00M13.301S" calcext:value-type="time">
            <text:p>00:13.30</text:p>
          </table:table-cell>
          <table:table-cell table:formula="of:=[.H96]/[.A96]*24*60*60"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office:value-type="time" office:time-value="PT00H00M00.181S" calcext:value-type="time">
            <text:p>00:00:00.18</text:p>
          </table:table-cell>
          <table:table-cell office:value-type="time" office:time-value="PT00H00M16.611S" calcext:value-type="time">
            <text:p>00:00:16.61</text:p>
          </table:table-cell>
          <table:table-cell office:value-type="string" calcext:value-type="string">
            <text:p>Mi, 4. Apr 2018, 17:17:53.889</text:p>
          </table:table-cell>
          <table:table-cell table:number-columns-repeated="2"/>
          <table:table-cell table:formula="of:=[.D97]-[.D$3]" office:value-type="time" office:time-value="PT00H00M13.482S" calcext:value-type="time">
            <text:p>00:13.48</text:p>
          </table:table-cell>
          <table:table-cell table:formula="of:=[.H97]/[.A97]*24*60*60" office:value-type="float" office:value="0.141915789473684" calcext:value-type="float">
            <text:p>0.14191578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16.762S" calcext:value-type="time">
            <text:p>00:00:16.76</text:p>
          </table:table-cell>
          <table:table-cell office:value-type="string" calcext:value-type="string">
            <text:p>Mi, 4. Apr 2018, 17:17:54.040</text:p>
          </table:table-cell>
          <table:table-cell table:number-columns-repeated="2"/>
          <table:table-cell table:formula="of:=[.D98]-[.D$3]" office:value-type="time" office:time-value="PT00H00M13.633S" calcext:value-type="time">
            <text:p>00:13.63</text:p>
          </table:table-cell>
          <table:table-cell table:formula="of:=[.H98]/[.A98]*24*60*60" office:value-type="float" office:value="0.142010416666667" calcext:value-type="float">
            <text:p>0.14201041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unde</text:p>
          </table:table-cell>
          <table:table-cell office:value-type="time" office:time-value="PT00H00M00.183S" calcext:value-type="time">
            <text:p>00:00:00.18</text:p>
          </table:table-cell>
          <table:table-cell office:value-type="time" office:time-value="PT00H00M16.945S" calcext:value-type="time">
            <text:p>00:00:16.95</text:p>
          </table:table-cell>
          <table:table-cell office:value-type="string" calcext:value-type="string">
            <text:p>Mi, 4. Apr 2018, 17:17:54.223</text:p>
          </table:table-cell>
          <table:table-cell table:number-columns-repeated="2"/>
          <table:table-cell table:formula="of:=[.D99]-[.D$3]" office:value-type="time" office:time-value="PT00H00M13.816S" calcext:value-type="time">
            <text:p>00:13.82</text:p>
          </table:table-cell>
          <table:table-cell table:formula="of:=[.H99]/[.A99]*24*60*60" office:value-type="float" office:value="0.142432989690722" calcext:value-type="float">
            <text:p>0.14243298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nde</text:p>
          </table:table-cell>
          <table:table-cell office:value-type="time" office:time-value="PT00H00M00.156S" calcext:value-type="time">
            <text:p>00:00:00.16</text:p>
          </table:table-cell>
          <table:table-cell office:value-type="time" office:time-value="PT00H00M17.101S" calcext:value-type="time">
            <text:p>00:00:17.10</text:p>
          </table:table-cell>
          <table:table-cell office:value-type="string" calcext:value-type="string">
            <text:p>Mi, 4. Apr 2018, 17:17:54.379</text:p>
          </table:table-cell>
          <table:table-cell table:number-columns-repeated="2"/>
          <table:table-cell table:formula="of:=[.D100]-[.D$3]" office:value-type="time" office:time-value="PT00H00M13.972S" calcext:value-type="time">
            <text:p>00:13.97</text:p>
          </table:table-cell>
          <table:table-cell table:formula="of:=[.H100]/[.A100]*24*60*60" office:value-type="float" office:value="0.142571428571429" calcext:value-type="float">
            <text:p>0.14257142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unde</text:p>
          </table:table-cell>
          <table:table-cell office:value-type="time" office:time-value="PT00H00M00.164S" calcext:value-type="time">
            <text:p>00:00:00.16</text:p>
          </table:table-cell>
          <table:table-cell office:value-type="time" office:time-value="PT00H00M17.265S" calcext:value-type="time">
            <text:p>00:00:17.27</text:p>
          </table:table-cell>
          <table:table-cell office:value-type="string" calcext:value-type="string">
            <text:p>Mi, 4. Apr 2018, 17:17:54.543</text:p>
          </table:table-cell>
          <table:table-cell table:number-columns-repeated="2"/>
          <table:table-cell table:formula="of:=[.D101]-[.D$3]" office:value-type="time" office:time-value="PT00H00M14.136S" calcext:value-type="time">
            <text:p>00:14.14</text:p>
          </table:table-cell>
          <table:table-cell table:formula="of:=[.H101]/[.A101]*24*60*60" office:value-type="float" office:value="0.142787878787879" calcext:value-type="float">
            <text:p>0.1427878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unde</text:p>
          </table:table-cell>
          <table:table-cell office:value-type="time" office:time-value="PT00H00M00.147S" calcext:value-type="time">
            <text:p>00:00:00.15</text:p>
          </table:table-cell>
          <table:table-cell office:value-type="time" office:time-value="PT00H00M17.412S" calcext:value-type="time">
            <text:p>00:00:17.41</text:p>
          </table:table-cell>
          <table:table-cell office:value-type="string" calcext:value-type="string">
            <text:p>Mi, 4. Apr 2018, 17:17:54.690</text:p>
          </table:table-cell>
          <table:table-cell table:number-columns-repeated="2"/>
          <table:table-cell table:formula="of:=[.D102]-[.D$3]" office:value-type="time" office:time-value="PT00H00M14.283S" calcext:value-type="time">
            <text:p>00:14.28</text:p>
          </table:table-cell>
          <table:table-cell table:formula="of:=[.H102]/[.A102]*24*60*60" office:value-type="float" office:value="0.14283" calcext:value-type="float">
            <text:p>0.142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nde</text:p>
          </table:table-cell>
          <table:table-cell office:value-type="time" office:time-value="PT00H00M00.165S" calcext:value-type="time">
            <text:p>00:00:00.17</text:p>
          </table:table-cell>
          <table:table-cell office:value-type="time" office:time-value="PT00H00M17.577S" calcext:value-type="time">
            <text:p>00:00:17.58</text:p>
          </table:table-cell>
          <table:table-cell office:value-type="string" calcext:value-type="string">
            <text:p>Mi, 4. Apr 2018, 17:17:54.855</text:p>
          </table:table-cell>
          <table:table-cell table:number-columns-repeated="2"/>
          <table:table-cell table:formula="of:=[.D103]-[.D$3]" office:value-type="time" office:time-value="PT00H00M14.448S" calcext:value-type="time">
            <text:p>00:14.45</text:p>
          </table:table-cell>
          <table:table-cell table:formula="of:=[.H103]/[.A103]*24*60*60" office:value-type="float" office:value="0.143049504950495" calcext:value-type="float">
            <text:p>0.1430495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unde</text:p>
          </table:table-cell>
          <table:table-cell office:value-type="time" office:time-value="PT00H00M00.158S" calcext:value-type="time">
            <text:p>00:00:00.16</text:p>
          </table:table-cell>
          <table:table-cell office:value-type="time" office:time-value="PT00H00M17.735S" calcext:value-type="time">
            <text:p>00:00:17.74</text:p>
          </table:table-cell>
          <table:table-cell office:value-type="string" calcext:value-type="string">
            <text:p>Mi, 4. Apr 2018, 17:17:55.013</text:p>
          </table:table-cell>
          <table:table-cell table:number-columns-repeated="2"/>
          <table:table-cell table:formula="of:=[.D104]-[.D$3]" office:value-type="time" office:time-value="PT00H00M14.606S" calcext:value-type="time">
            <text:p>00:14.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unde</text:p>
          </table:table-cell>
          <table:table-cell office:value-type="time" office:time-value="PT00H00M00.177S" calcext:value-type="time">
            <text:p>00:00:00.18</text:p>
          </table:table-cell>
          <table:table-cell office:value-type="time" office:time-value="PT00H00M17.912S" calcext:value-type="time">
            <text:p>00:00:17.91</text:p>
          </table:table-cell>
          <table:table-cell office:value-type="string" calcext:value-type="string">
            <text:p>Mi, 4. Apr 2018, 17:17:55.190</text:p>
          </table:table-cell>
          <table:table-cell table:number-columns-repeated="2"/>
          <table:table-cell table:formula="of:=[.D105]-[.D$3]" office:value-type="time" office:time-value="PT00H00M14.783S" calcext:value-type="time">
            <text:p>00:14.78</text:p>
          </table:table-cell>
          <table:table-cell table:formula="of:=[.H105]/[.A105]*24*60*60" office:value-type="float" office:value="0.14352427184466" calcext:value-type="float">
            <text:p>0.14352427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nde</text:p>
          </table:table-cell>
          <table:table-cell office:value-type="time" office:time-value="PT00H00M00.141S" calcext:value-type="time">
            <text:p>00:00:00.14</text:p>
          </table:table-cell>
          <table:table-cell office:value-type="time" office:time-value="PT00H00M18.053S" calcext:value-type="time">
            <text:p>00:00:18.05</text:p>
          </table:table-cell>
          <table:table-cell office:value-type="string" calcext:value-type="string">
            <text:p>Mi, 4. Apr 2018, 17:17:55.331</text:p>
          </table:table-cell>
          <table:table-cell table:number-columns-repeated="2"/>
          <table:table-cell table:formula="of:=[.D106]-[.D$3]" office:value-type="time" office:time-value="PT00H00M14.924S" calcext:value-type="time">
            <text:p>00:14.92</text:p>
          </table:table-cell>
          <table:table-cell table:formula="of:=[.H106]/[.A106]*24*60*60"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unde</text:p>
          </table:table-cell>
          <table:table-cell office:value-type="time" office:time-value="PT00H00M00.159S" calcext:value-type="time">
            <text:p>00:00:00.16</text:p>
          </table:table-cell>
          <table:table-cell office:value-type="time" office:time-value="PT00H00M18.212S" calcext:value-type="time">
            <text:p>00:00:18.21</text:p>
          </table:table-cell>
          <table:table-cell office:value-type="string" calcext:value-type="string">
            <text:p>Mi, 4. Apr 2018, 17:17:55.490</text:p>
          </table:table-cell>
          <table:table-cell table:number-columns-repeated="2"/>
          <table:table-cell table:formula="of:=[.D107]-[.D$3]" office:value-type="time" office:time-value="PT00H00M15.083S" calcext:value-type="time">
            <text:p>00:15.08</text:p>
          </table:table-cell>
          <table:table-cell table:formula="of:=[.H107]/[.A107]*24*60*60" office:value-type="float" office:value="0.143647619047619" calcext:value-type="float">
            <text:p>0.1436476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18.363S" calcext:value-type="time">
            <text:p>00:00:18.36</text:p>
          </table:table-cell>
          <table:table-cell office:value-type="string" calcext:value-type="string">
            <text:p>Mi, 4. Apr 2018, 17:17:55.641</text:p>
          </table:table-cell>
          <table:table-cell table:number-columns-repeated="2"/>
          <table:table-cell table:formula="of:=[.D108]-[.D$3]" office:value-type="time" office:time-value="PT00H00M15.234S" calcext:value-type="time">
            <text:p>00:15.23</text:p>
          </table:table-cell>
          <table:table-cell table:formula="of:=[.H108]/[.A108]*24*60*60" office:value-type="float" office:value="0.143716981132075" calcext:value-type="float">
            <text:p>0.14371698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unde</text:p>
          </table:table-cell>
          <table:table-cell office:value-type="time" office:time-value="PT00H00M00.157S" calcext:value-type="time">
            <text:p>00:00:00.16</text:p>
          </table:table-cell>
          <table:table-cell office:value-type="time" office:time-value="PT00H00M18.52S" calcext:value-type="time">
            <text:p>00:00:18.52</text:p>
          </table:table-cell>
          <table:table-cell office:value-type="string" calcext:value-type="string">
            <text:p>Mi, 4. Apr 2018, 17:17:55.798</text:p>
          </table:table-cell>
          <table:table-cell table:number-columns-repeated="2"/>
          <table:table-cell table:formula="of:=[.D109]-[.D$3]" office:value-type="time" office:time-value="PT00H00M15.391S" calcext:value-type="time">
            <text:p>00:15.39</text:p>
          </table:table-cell>
          <table:table-cell table:formula="of:=[.H109]/[.A109]*24*60*60" office:value-type="float" office:value="0.143841121495327" calcext:value-type="float">
            <text:p>0.14384112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unde</text:p>
          </table:table-cell>
          <table:table-cell office:value-type="time" office:time-value="PT00H00M00.162S" calcext:value-type="time">
            <text:p>00:00:00.16</text:p>
          </table:table-cell>
          <table:table-cell office:value-type="time" office:time-value="PT00H00M18.682S" calcext:value-type="time">
            <text:p>00:00:18.68</text:p>
          </table:table-cell>
          <table:table-cell office:value-type="string" calcext:value-type="string">
            <text:p>Mi, 4. Apr 2018, 17:17:55.960</text:p>
          </table:table-cell>
          <table:table-cell table:number-columns-repeated="2"/>
          <table:table-cell table:formula="of:=[.D110]-[.D$3]" office:value-type="time" office:time-value="PT00H00M15.553S" calcext:value-type="time">
            <text:p>00:15.55</text:p>
          </table:table-cell>
          <table:table-cell table:formula="of:=[.H110]/[.A110]*24*60*60" office:value-type="float" office:value="0.144009259259259" calcext:value-type="float">
            <text:p>0.14400925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unde</text:p>
          </table:table-cell>
          <table:table-cell office:value-type="time" office:time-value="PT00H00M00.148S" calcext:value-type="time">
            <text:p>00:00:00.15</text:p>
          </table:table-cell>
          <table:table-cell office:value-type="time" office:time-value="PT00H00M18.83S" calcext:value-type="time">
            <text:p>00:00:18.83</text:p>
          </table:table-cell>
          <table:table-cell office:value-type="string" calcext:value-type="string">
            <text:p>Mi, 4. Apr 2018, 17:17:56.108</text:p>
          </table:table-cell>
          <table:table-cell table:number-columns-repeated="2"/>
          <table:table-cell table:formula="of:=[.D111]-[.D$3]" office:value-type="time" office:time-value="PT00H00M15.701S" calcext:value-type="time">
            <text:p>00:15.70</text:p>
          </table:table-cell>
          <table:table-cell table:formula="of:=[.H111]/[.A111]*24*60*60" office:value-type="float" office:value="0.144045871559633" calcext:value-type="float">
            <text:p>0.14404587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unde</text:p>
          </table:table-cell>
          <table:table-cell office:value-type="time" office:time-value="PT00H00M00.167S" calcext:value-type="time">
            <text:p>00:00:00.17</text:p>
          </table:table-cell>
          <table:table-cell office:value-type="time" office:time-value="PT00H00M18.997S" calcext:value-type="time">
            <text:p>00:00:19.00</text:p>
          </table:table-cell>
          <table:table-cell office:value-type="string" calcext:value-type="string">
            <text:p>Mi, 4. Apr 2018, 17:17:56.275</text:p>
          </table:table-cell>
          <table:table-cell table:number-columns-repeated="2"/>
          <table:table-cell table:formula="of:=[.D112]-[.D$3]" office:value-type="time" office:time-value="PT00H00M15.868S" calcext:value-type="time">
            <text:p>00:15.87</text:p>
          </table:table-cell>
          <table:table-cell table:formula="of:=[.H112]/[.A112]*24*60*60" office:value-type="float" office:value="0.144254545454545" calcext:value-type="float">
            <text:p>0.14425454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unde</text:p>
          </table:table-cell>
          <table:table-cell office:value-type="time" office:time-value="PT00H00M00.164S" calcext:value-type="time">
            <text:p>00:00:00.16</text:p>
          </table:table-cell>
          <table:table-cell office:value-type="time" office:time-value="PT00H00M19.161S" calcext:value-type="time">
            <text:p>00:00:19.16</text:p>
          </table:table-cell>
          <table:table-cell office:value-type="string" calcext:value-type="string">
            <text:p>Mi, 4. Apr 2018, 17:17:56.440</text:p>
          </table:table-cell>
          <table:table-cell table:number-columns-repeated="2"/>
          <table:table-cell table:formula="of:=[.D113]-[.D$3]" office:value-type="time" office:time-value="PT00H00M16.032S" calcext:value-type="time">
            <text:p>00:16.03</text:p>
          </table:table-cell>
          <table:table-cell table:formula="of:=[.H113]/[.A113]*24*60*60" office:value-type="float" office:value="0.144432432432432" calcext:value-type="float">
            <text:p>0.14443243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19.316S" calcext:value-type="time">
            <text:p>00:00:19.32</text:p>
          </table:table-cell>
          <table:table-cell office:value-type="string" calcext:value-type="string">
            <text:p>Mi, 4. Apr 2018, 17:17:56.595</text:p>
          </table:table-cell>
          <table:table-cell table:number-columns-repeated="2"/>
          <table:table-cell table:formula="of:=[.D114]-[.D$3]" office:value-type="time" office:time-value="PT00H00M16.187S" calcext:value-type="time">
            <text:p>00:16.19</text:p>
          </table:table-cell>
          <table:table-cell table:formula="of:=[.H114]/[.A114]*24*60*60" office:value-type="float" office:value="0.144526785714286" calcext:value-type="float">
            <text:p>0.14452678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unde</text:p>
          </table:table-cell>
          <table:table-cell office:value-type="time" office:time-value="PT00H00M00.176S" calcext:value-type="time">
            <text:p>00:00:00.18</text:p>
          </table:table-cell>
          <table:table-cell office:value-type="time" office:time-value="PT00H00M19.492S" calcext:value-type="time">
            <text:p>00:00:19.49</text:p>
          </table:table-cell>
          <table:table-cell office:value-type="string" calcext:value-type="string">
            <text:p>Mi, 4. Apr 2018, 17:17:56.770</text:p>
          </table:table-cell>
          <table:table-cell table:number-columns-repeated="2"/>
          <table:table-cell table:formula="of:=[.D115]-[.D$3]" office:value-type="time" office:time-value="PT00H00M16.363S" calcext:value-type="time">
            <text:p>00:16.36</text:p>
          </table:table-cell>
          <table:table-cell table:formula="of:=[.H115]/[.A115]*24*60*60" office:value-type="float" office:value="0.144805309734513" calcext:value-type="float">
            <text:p>0.14480530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19.647S" calcext:value-type="time">
            <text:p>00:00:19.65</text:p>
          </table:table-cell>
          <table:table-cell office:value-type="string" calcext:value-type="string">
            <text:p>Mi, 4. Apr 2018, 17:17:56.925</text:p>
          </table:table-cell>
          <table:table-cell table:number-columns-repeated="2"/>
          <table:table-cell table:formula="of:=[.D116]-[.D$3]" office:value-type="time" office:time-value="PT00H00M16.518S" calcext:value-type="time">
            <text:p>00:16.52</text:p>
          </table:table-cell>
          <table:table-cell table:formula="of:=[.H116]/[.A116]*24*60*60" office:value-type="float" office:value="0.144894736842105" calcext:value-type="float">
            <text:p>0.14489473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unde</text:p>
          </table:table-cell>
          <table:table-cell office:value-type="time" office:time-value="PT00H00M00.176S" calcext:value-type="time">
            <text:p>00:00:00.18</text:p>
          </table:table-cell>
          <table:table-cell office:value-type="time" office:time-value="PT00H00M19.823S" calcext:value-type="time">
            <text:p>00:00:19.82</text:p>
          </table:table-cell>
          <table:table-cell office:value-type="string" calcext:value-type="string">
            <text:p>Mi, 4. Apr 2018, 17:17:57.101</text:p>
          </table:table-cell>
          <table:table-cell table:number-columns-repeated="2"/>
          <table:table-cell table:formula="of:=[.D117]-[.D$3]" office:value-type="time" office:time-value="PT00H00M16.694S" calcext:value-type="time">
            <text:p>00:16.69</text:p>
          </table:table-cell>
          <table:table-cell table:formula="of:=[.H117]/[.A117]*24*60*60" office:value-type="float" office:value="0.145165217391304" calcext:value-type="float">
            <text:p>0.14516521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19.978S" calcext:value-type="time">
            <text:p>00:00:19.98</text:p>
          </table:table-cell>
          <table:table-cell office:value-type="string" calcext:value-type="string">
            <text:p>Mi, 4. Apr 2018, 17:17:57.256</text:p>
          </table:table-cell>
          <table:table-cell table:number-columns-repeated="2"/>
          <table:table-cell table:formula="of:=[.D118]-[.D$3]" office:value-type="time" office:time-value="PT00H00M16.849S" calcext:value-type="time">
            <text:p>00:16.85</text:p>
          </table:table-cell>
          <table:table-cell table:formula="of:=[.H118]/[.A118]*24*60*60" office:value-type="float" office:value="0.14525" calcext:value-type="float">
            <text:p>0.145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unde</text:p>
          </table:table-cell>
          <table:table-cell office:value-type="time" office:time-value="PT00H00M00.174S" calcext:value-type="time">
            <text:p>00:00:00.17</text:p>
          </table:table-cell>
          <table:table-cell office:value-type="time" office:time-value="PT00H00M20.152S" calcext:value-type="time">
            <text:p>00:00:20.15</text:p>
          </table:table-cell>
          <table:table-cell office:value-type="string" calcext:value-type="string">
            <text:p>Mi, 4. Apr 2018, 17:17:57.430</text:p>
          </table:table-cell>
          <table:table-cell table:number-columns-repeated="2"/>
          <table:table-cell table:formula="of:=[.D119]-[.D$3]" office:value-type="time" office:time-value="PT00H00M17.023S" calcext:value-type="time">
            <text:p>00:17.02</text:p>
          </table:table-cell>
          <table:table-cell table:formula="of:=[.H119]/[.A119]*24*60*60" office:value-type="float" office:value="0.145495726495727" calcext:value-type="float">
            <text:p>0.14549572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unde</text:p>
          </table:table-cell>
          <table:table-cell office:value-type="time" office:time-value="PT00H00M00.156S" calcext:value-type="time">
            <text:p>00:00:00.16</text:p>
          </table:table-cell>
          <table:table-cell office:value-type="time" office:time-value="PT00H00M20.308S" calcext:value-type="time">
            <text:p>00:00:20.31</text:p>
          </table:table-cell>
          <table:table-cell office:value-type="string" calcext:value-type="string">
            <text:p>Mi, 4. Apr 2018, 17:17:57.586</text:p>
          </table:table-cell>
          <table:table-cell table:number-columns-repeated="2"/>
          <table:table-cell table:formula="of:=[.D120]-[.D$3]" office:value-type="time" office:time-value="PT00H00M17.179S" calcext:value-type="time">
            <text:p>00:17.18</text:p>
          </table:table-cell>
          <table:table-cell table:formula="of:=[.H120]/[.A120]*24*60*60" office:value-type="float" office:value="0.145584745762712" calcext:value-type="float">
            <text:p>0.14558474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unde</text:p>
          </table:table-cell>
          <table:table-cell office:value-type="time" office:time-value="PT00H00M00.174S" calcext:value-type="time">
            <text:p>00:00:00.17</text:p>
          </table:table-cell>
          <table:table-cell office:value-type="time" office:time-value="PT00H00M20.482S" calcext:value-type="time">
            <text:p>00:00:20.48</text:p>
          </table:table-cell>
          <table:table-cell office:value-type="string" calcext:value-type="string">
            <text:p>Mi, 4. Apr 2018, 17:17:57.760</text:p>
          </table:table-cell>
          <table:table-cell table:number-columns-repeated="2"/>
          <table:table-cell table:formula="of:=[.D121]-[.D$3]" office:value-type="time" office:time-value="PT00H00M17.353S" calcext:value-type="time">
            <text:p>00:17.35</text:p>
          </table:table-cell>
          <table:table-cell table:formula="of:=[.H121]/[.A121]*24*60*60" office:value-type="float" office:value="0.145823529411765" calcext:value-type="float">
            <text:p>0.14582352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unde</text:p>
          </table:table-cell>
          <table:table-cell office:value-type="time" office:time-value="PT00H00M00.163S" calcext:value-type="time">
            <text:p>00:00:00.16</text:p>
          </table:table-cell>
          <table:table-cell office:value-type="time" office:time-value="PT00H00M20.645S" calcext:value-type="time">
            <text:p>00:00:20.65</text:p>
          </table:table-cell>
          <table:table-cell office:value-type="string" calcext:value-type="string">
            <text:p>Mi, 4. Apr 2018, 17:17:57.923</text:p>
          </table:table-cell>
          <table:table-cell table:number-columns-repeated="2"/>
          <table:table-cell table:formula="of:=[.D122]-[.D$3]" office:value-type="time" office:time-value="PT00H00M17.516S" calcext:value-type="time">
            <text:p>00:17.52</text:p>
          </table:table-cell>
          <table:table-cell table:formula="of:=[.H122]/[.A122]*24*60*60" office:value-type="float" office:value="0.145966666666667" calcext:value-type="float">
            <text:p>0.14596666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unde</text:p>
          </table:table-cell>
          <table:table-cell office:value-type="time" office:time-value="PT00H00M00.157S" calcext:value-type="time">
            <text:p>00:00:00.16</text:p>
          </table:table-cell>
          <table:table-cell office:value-type="time" office:time-value="PT00H00M20.802S" calcext:value-type="time">
            <text:p>00:00:20.80</text:p>
          </table:table-cell>
          <table:table-cell office:value-type="string" calcext:value-type="string">
            <text:p>Mi, 4. Apr 2018, 17:17:58.080</text:p>
          </table:table-cell>
          <table:table-cell table:number-columns-repeated="2"/>
          <table:table-cell table:formula="of:=[.D123]-[.D$3]" office:value-type="time" office:time-value="PT00H00M17.673S" calcext:value-type="time">
            <text:p>00:17.67</text:p>
          </table:table-cell>
          <table:table-cell table:formula="of:=[.H123]/[.A123]*24*60*60" office:value-type="float" office:value="0.146057851239669" calcext:value-type="float">
            <text:p>0.14605785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unde</text:p>
          </table:table-cell>
          <table:table-cell office:value-type="time" office:time-value="PT00H00M00.165S" calcext:value-type="time">
            <text:p>00:00:00.17</text:p>
          </table:table-cell>
          <table:table-cell office:value-type="time" office:time-value="PT00H00M20.967S" calcext:value-type="time">
            <text:p>00:00:20.97</text:p>
          </table:table-cell>
          <table:table-cell office:value-type="string" calcext:value-type="string">
            <text:p>Mi, 4. Apr 2018, 17:17:58.245</text:p>
          </table:table-cell>
          <table:table-cell table:number-columns-repeated="2"/>
          <table:table-cell table:formula="of:=[.D124]-[.D$3]" office:value-type="time" office:time-value="PT00H00M17.838S" calcext:value-type="time">
            <text:p>00:17.84</text:p>
          </table:table-cell>
          <table:table-cell table:formula="of:=[.H124]/[.A124]*24*60*60" office:value-type="float" office:value="0.146213114754098" calcext:value-type="float">
            <text:p>0.14621311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unde</text:p>
          </table:table-cell>
          <table:table-cell office:value-type="time" office:time-value="PT00H00M00.176S" calcext:value-type="time">
            <text:p>00:00:00.18</text:p>
          </table:table-cell>
          <table:table-cell office:value-type="time" office:time-value="PT00H00M21.143S" calcext:value-type="time">
            <text:p>00:00:21.14</text:p>
          </table:table-cell>
          <table:table-cell office:value-type="string" calcext:value-type="string">
            <text:p>Mi, 4. Apr 2018, 17:17:58.421</text:p>
          </table:table-cell>
          <table:table-cell table:number-columns-repeated="2"/>
          <table:table-cell table:formula="of:=[.D125]-[.D$3]" office:value-type="time" office:time-value="PT00H00M18.014S" calcext:value-type="time">
            <text:p>00:18.01</text:p>
          </table:table-cell>
          <table:table-cell table:formula="of:=[.H125]/[.A125]*24*60*60" office:value-type="float" office:value="0.146455284552846" calcext:value-type="float">
            <text:p>0.14645528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unde</text:p>
          </table:table-cell>
          <table:table-cell office:value-type="time" office:time-value="PT00H00M00.155S" calcext:value-type="time">
            <text:p>00:00:00.16</text:p>
          </table:table-cell>
          <table:table-cell office:value-type="time" office:time-value="PT00H00M21.298S" calcext:value-type="time">
            <text:p>00:00:21.30</text:p>
          </table:table-cell>
          <table:table-cell office:value-type="string" calcext:value-type="string">
            <text:p>Mi, 4. Apr 2018, 17:17:58.576</text:p>
          </table:table-cell>
          <table:table-cell table:number-columns-repeated="2"/>
          <table:table-cell table:formula="of:=[.D126]-[.D$3]" office:value-type="time" office:time-value="PT00H00M18.169S" calcext:value-type="time">
            <text:p>00:18.17</text:p>
          </table:table-cell>
          <table:table-cell table:formula="of:=[.H126]/[.A126]*24*60*60" office:value-type="float" office:value="0.146524193548387" calcext:value-type="float">
            <text:p>0.14652419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unde</text:p>
          </table:table-cell>
          <table:table-cell office:value-type="time" office:time-value="PT00H00M00.185S" calcext:value-type="time">
            <text:p>00:00:00.19</text:p>
          </table:table-cell>
          <table:table-cell office:value-type="time" office:time-value="PT00H00M21.483S" calcext:value-type="time">
            <text:p>00:00:21.48</text:p>
          </table:table-cell>
          <table:table-cell office:value-type="string" calcext:value-type="string">
            <text:p>Mi, 4. Apr 2018, 17:17:58.761</text:p>
          </table:table-cell>
          <table:table-cell table:number-columns-repeated="2"/>
          <table:table-cell table:formula="of:=[.D127]-[.D$3]" office:value-type="time" office:time-value="PT00H00M18.354S" calcext:value-type="time">
            <text:p>00:18.35</text:p>
          </table:table-cell>
          <table:table-cell table:formula="of:=[.H127]/[.A127]*24*60*60" office:value-type="float" office:value="0.146832" calcext:value-type="float">
            <text:p>0.1468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unde</text:p>
          </table:table-cell>
          <table:table-cell office:value-type="time" office:time-value="PT00H00M00.179S" calcext:value-type="time">
            <text:p>00:00:00.18</text:p>
          </table:table-cell>
          <table:table-cell office:value-type="time" office:time-value="PT00H00M21.662S" calcext:value-type="time">
            <text:p>00:00:21.66</text:p>
          </table:table-cell>
          <table:table-cell office:value-type="string" calcext:value-type="string">
            <text:p>Mi, 4. Apr 2018, 17:17:58.940</text:p>
          </table:table-cell>
          <table:table-cell table:number-columns-repeated="2"/>
          <table:table-cell table:formula="of:=[.D128]-[.D$3]" office:value-type="time" office:time-value="PT00H00M18.533S" calcext:value-type="time">
            <text:p>00:18.53</text:p>
          </table:table-cell>
          <table:table-cell table:formula="of:=[.H128]/[.A128]*24*60*60" office:value-type="float" office:value="0.147087301587302" calcext:value-type="float">
            <text:p>0.14708730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unde</text:p>
          </table:table-cell>
          <table:table-cell office:value-type="time" office:time-value="PT00H00M00.168S" calcext:value-type="time">
            <text:p>00:00:00.17</text:p>
          </table:table-cell>
          <table:table-cell office:value-type="time" office:time-value="PT00H00M21.83S" calcext:value-type="time">
            <text:p>00:00:21.83</text:p>
          </table:table-cell>
          <table:table-cell office:value-type="string" calcext:value-type="string">
            <text:p>Mi, 4. Apr 2018, 17:17:59.108</text:p>
          </table:table-cell>
          <table:table-cell table:number-columns-repeated="2"/>
          <table:table-cell table:formula="of:=[.D129]-[.D$3]" office:value-type="time" office:time-value="PT00H00M18.701S" calcext:value-type="time">
            <text:p>00:18.70</text:p>
          </table:table-cell>
          <table:table-cell table:formula="of:=[.H129]/[.A129]*24*60*60" office:value-type="float" office:value="0.147251968503937" calcext:value-type="float">
            <text:p>0.1472519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unde</text:p>
          </table:table-cell>
          <table:table-cell office:value-type="time" office:time-value="PT00H00M00.148S" calcext:value-type="time">
            <text:p>00:00:00.15</text:p>
          </table:table-cell>
          <table:table-cell office:value-type="time" office:time-value="PT00H00M21.978S" calcext:value-type="time">
            <text:p>00:00:21.98</text:p>
          </table:table-cell>
          <table:table-cell office:value-type="string" calcext:value-type="string">
            <text:p>Mi, 4. Apr 2018, 17:17:59.256</text:p>
          </table:table-cell>
          <table:table-cell table:number-columns-repeated="2"/>
          <table:table-cell table:formula="of:=[.D130]-[.D$3]" office:value-type="time" office:time-value="PT00H00M18.849S" calcext:value-type="time">
            <text:p>00:18.85</text:p>
          </table:table-cell>
          <table:table-cell table:formula="of:=[.H130]/[.A130]*24*60*60" office:value-type="float" office:value="0.1472578125" calcext:value-type="float">
            <text:p>0.1472578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unde</text:p>
          </table:table-cell>
          <table:table-cell office:value-type="time" office:time-value="PT00H00M00.169S" calcext:value-type="time">
            <text:p>00:00:00.17</text:p>
          </table:table-cell>
          <table:table-cell office:value-type="time" office:time-value="PT00H00M22.147S" calcext:value-type="time">
            <text:p>00:00:22.15</text:p>
          </table:table-cell>
          <table:table-cell office:value-type="string" calcext:value-type="string">
            <text:p>Mi, 4. Apr 2018, 17:17:59.425</text:p>
          </table:table-cell>
          <table:table-cell table:number-columns-repeated="2"/>
          <table:table-cell table:formula="of:=[.D131]-[.D$3]" office:value-type="time" office:time-value="PT00H00M19.018S" calcext:value-type="time">
            <text:p>00:19.02</text:p>
          </table:table-cell>
          <table:table-cell table:formula="of:=[.H131]/[.A131]*24*60*60" office:value-type="float" office:value="0.147426356589147" calcext:value-type="float">
            <text:p>0.14742635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unde</text:p>
          </table:table-cell>
          <table:table-cell office:value-type="time" office:time-value="PT00H00M00.151S" calcext:value-type="time">
            <text:p>00:00:00.15</text:p>
          </table:table-cell>
          <table:table-cell office:value-type="time" office:time-value="PT00H00M22.298S" calcext:value-type="time">
            <text:p>00:00:22.30</text:p>
          </table:table-cell>
          <table:table-cell office:value-type="string" calcext:value-type="string">
            <text:p>Mi, 4. Apr 2018, 17:17:59.577</text:p>
          </table:table-cell>
          <table:table-cell table:number-columns-repeated="2"/>
          <table:table-cell table:formula="of:=[.D132]-[.D$3]" office:value-type="time" office:time-value="PT00H00M19.169S" calcext:value-type="time">
            <text:p>00:19.17</text:p>
          </table:table-cell>
          <table:table-cell table:formula="of:=[.H132]/[.A132]*24*60*60" office:value-type="float" office:value="0.147453846153846" calcext:value-type="float">
            <text:p>0.14745384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unde</text:p>
          </table:table-cell>
          <table:table-cell office:value-type="time" office:time-value="PT00H00M00.161S" calcext:value-type="time">
            <text:p>00:00:00.16</text:p>
          </table:table-cell>
          <table:table-cell office:value-type="time" office:time-value="PT00H00M22.459S" calcext:value-type="time">
            <text:p>00:00:22.46</text:p>
          </table:table-cell>
          <table:table-cell office:value-type="string" calcext:value-type="string">
            <text:p>Mi, 4. Apr 2018, 17:17:59.737</text:p>
          </table:table-cell>
          <table:table-cell table:number-columns-repeated="2"/>
          <table:table-cell table:formula="of:=[.D133]-[.D$3]" office:value-type="time" office:time-value="PT00H00M19.33S" calcext:value-type="time">
            <text:p>00:19.33</text:p>
          </table:table-cell>
          <table:table-cell table:formula="of:=[.H133]/[.A133]*24*60*60" office:value-type="float" office:value="0.147557251908397" calcext:value-type="float">
            <text:p>0.14755725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unde</text:p>
          </table:table-cell>
          <table:table-cell office:value-type="time" office:time-value="PT00H00M01.188S" calcext:value-type="time">
            <text:p>00:00:01.19</text:p>
          </table:table-cell>
          <table:table-cell office:value-type="time" office:time-value="PT00H00M23.647S" calcext:value-type="time">
            <text:p>00:00:23.65</text:p>
          </table:table-cell>
          <table:table-cell office:value-type="string" calcext:value-type="string">
            <text:p>Mi, 4. Apr 2018, 17:18:00.925</text:p>
          </table:table-cell>
          <table:table-cell table:number-columns-repeated="2"/>
          <table:table-cell table:formula="of:=[.D134]-[.D$3]" office:value-type="time" office:time-value="PT00H00M20.518S" calcext:value-type="time">
            <text:p>00:20.52</text:p>
          </table:table-cell>
          <table:table-cell table:formula="of:=[.H134]/[.A134]*24*60*60" office:value-type="float" office:value="0.155439393939394" calcext:value-type="float">
            <text:p>0.15543939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unde</text:p>
          </table:table-cell>
          <table:table-cell office:value-type="time" office:time-value="PT00H00M01.322S" calcext:value-type="time">
            <text:p>00:00:01.32</text:p>
          </table:table-cell>
          <table:table-cell office:value-type="time" office:time-value="PT00H00M24.969S" calcext:value-type="time">
            <text:p>00:00:24.97</text:p>
          </table:table-cell>
          <table:table-cell office:value-type="string" calcext:value-type="string">
            <text:p>Mi, 4. Apr 2018, 17:18:02.247</text:p>
          </table:table-cell>
          <table:table-cell table:number-columns-repeated="2"/>
          <table:table-cell table:formula="of:=[.D135]-[.D$3]" office:value-type="time" office:time-value="PT00H00M21.84S" calcext:value-type="time">
            <text:p>00:21.84</text:p>
          </table:table-cell>
          <table:table-cell table:formula="of:=[.H135]/[.A135]*24*60*60" office:value-type="float" office:value="0.164210526315789" calcext:value-type="float">
            <text:p>0.16421052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use</text:p>
          </table:table-cell>
          <table:table-cell office:value-type="time" office:time-value="PT00H00M00.447S" calcext:value-type="time">
            <text:p>00:00:00.45</text:p>
          </table:table-cell>
          <table:table-cell office:value-type="time" office:time-value="PT00H00M25.416S" calcext:value-type="time">
            <text:p>00:00:25.42</text:p>
          </table:table-cell>
          <table:table-cell office:value-type="string" calcext:value-type="string">
            <text:p>Mi, 4. Apr 2018, 17:18:02.694</text:p>
          </table:table-cell>
          <table:table-cell table:number-columns-repeated="2"/>
          <table:table-cell table:formula="of:=[.D136]-[.D$3]" office:value-type="time" office:time-value="PT00H00M22.287S" calcext:value-type="time">
            <text:p>00:22.29</text:p>
          </table:table-cell>
          <table:table-cell table:formula="of:=[.H136]/[.A136]*24*60*60" office:value-type="float" office:value="0.166320895522388" calcext:value-type="float">
            <text:p>0.16632089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0M31.464S" calcext:value-type="time">
            <text:p>00:00:31.46</text:p>
          </table:table-cell>
          <table:table-cell office:value-type="string" calcext:value-type="string">
            <text:p>Mi, 4. Apr 2018, 17:15:57.455</text:p>
          </table:table-cell>
          <table:table-cell table:number-columns-repeated="2"/>
          <table:table-cell table:formula="of:=[.D137]-[.D$3]" office:value-type="time" office:time-value="PT00H00M28.335S" calcext:value-type="time">
            <text:p>00:28.34</text:p>
          </table:table-cell>
          <table:table-cell table:formula="of:=[.H137]/[.A137]*24*60*60" office:value-type="float" office:value="0.209888888888889" calcext:value-type="float">
            <text:p>0.20988888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unde</text:p>
          </table:table-cell>
          <table:table-cell office:value-type="time" office:time-value="PT00H00M00.237S" calcext:value-type="time">
            <text:p>00:00:00.24</text:p>
          </table:table-cell>
          <table:table-cell office:value-type="time" office:time-value="PT00H00M31.701S" calcext:value-type="time">
            <text:p>00:00:31.70</text:p>
          </table:table-cell>
          <table:table-cell office:value-type="string" calcext:value-type="string">
            <text:p>Mi, 4. Apr 2018, 17:15:57.693</text:p>
          </table:table-cell>
          <table:table-cell table:number-columns-repeated="2"/>
          <table:table-cell table:formula="of:=[.D138]-[.D$3]" office:value-type="time" office:time-value="PT00H00M28.572S" calcext:value-type="time">
            <text:p>00:28.57</text:p>
          </table:table-cell>
          <table:table-cell table:formula="of:=[.H138]/[.A138]*24*60*60" office:value-type="float" office:value="0.210088235294118" calcext:value-type="float">
            <text:p>0.21008823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unde</text:p>
          </table:table-cell>
          <table:table-cell office:value-type="time" office:time-value="PT00H00M00.233S" calcext:value-type="time">
            <text:p>00:00:00.23</text:p>
          </table:table-cell>
          <table:table-cell office:value-type="time" office:time-value="PT00H00M31.934S" calcext:value-type="time">
            <text:p>00:00:31.93</text:p>
          </table:table-cell>
          <table:table-cell office:value-type="string" calcext:value-type="string">
            <text:p>Mi, 4. Apr 2018, 17:15:57.925</text:p>
          </table:table-cell>
          <table:table-cell table:number-columns-repeated="2"/>
          <table:table-cell table:formula="of:=[.D139]-[.D$3]" office:value-type="time" office:time-value="PT00H00M28.805S" calcext:value-type="time">
            <text:p>00:28.81</text:p>
          </table:table-cell>
          <table:table-cell table:formula="of:=[.H139]/[.A139]*24*60*60" office:value-type="float" office:value="0.210255474452555" calcext:value-type="float">
            <text:p>0.21025547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ause</text:p>
          </table:table-cell>
          <table:table-cell office:value-type="time" office:time-value="PT00H00M11.752S" calcext:value-type="time">
            <text:p>00:00:11.75</text:p>
          </table:table-cell>
          <table:table-cell office:value-type="time" office:time-value="PT00H00M43.686S" calcext:value-type="time">
            <text:p>00:00:43.69</text:p>
          </table:table-cell>
          <table:table-cell office:value-type="string" calcext:value-type="string">
            <text:p>Mi, 4. Apr 2018, 17:16:09.678</text:p>
          </table:table-cell>
          <table:table-cell table:number-columns-repeated="2"/>
          <table:table-cell table:formula="of:=[.D140]-[.D$3]" office:value-type="time" office:time-value="PT00H00M40.557S" calcext:value-type="time">
            <text:p>00:40.56</text:p>
          </table:table-cell>
          <table:table-cell table:formula="of:=[.H140]/[.A140]*24*60*60" office:value-type="float" office:value="0.293891304347826" calcext:value-type="float">
            <text:p>0.293891304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1]-[.D$3]" office:value-type="time" office:time-value="-PT00H00M03.129S" calcext:value-type="time">
            <text:p>59:56.87</text:p>
          </table:table-cell>
          <table:table-cell table:formula="of:=[.H141]/[.A141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2]-[.D$3]" office:value-type="time" office:time-value="-PT00H00M03.129S" calcext:value-type="time">
            <text:p>59:56.87</text:p>
          </table:table-cell>
          <table:table-cell table:formula="of:=[.H142]/[.A142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3]-[.D$3]" office:value-type="time" office:time-value="-PT00H00M03.129S" calcext:value-type="time">
            <text:p>59:56.87</text:p>
          </table:table-cell>
          <table:table-cell table:formula="of:=[.H143]/[.A143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4]-[.D$3]" office:value-type="time" office:time-value="-PT00H00M03.129S" calcext:value-type="time">
            <text:p>59:56.87</text:p>
          </table:table-cell>
          <table:table-cell table:formula="of:=[.H144]/[.A144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5]-[.D$3]" office:value-type="time" office:time-value="-PT00H00M03.129S" calcext:value-type="time">
            <text:p>59:56.87</text:p>
          </table:table-cell>
          <table:table-cell table:formula="of:=[.H145]/[.A145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6]-[.D$3]" office:value-type="time" office:time-value="-PT00H00M03.129S" calcext:value-type="time">
            <text:p>59:56.87</text:p>
          </table:table-cell>
          <table:table-cell table:formula="of:=[.H146]/[.A146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7]-[.D$3]" office:value-type="time" office:time-value="-PT00H00M03.129S" calcext:value-type="time">
            <text:p>59:56.87</text:p>
          </table:table-cell>
          <table:table-cell table:formula="of:=[.H147]/[.A147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8]-[.D$3]" office:value-type="time" office:time-value="-PT00H00M03.129S" calcext:value-type="time">
            <text:p>59:56.87</text:p>
          </table:table-cell>
          <table:table-cell table:formula="of:=[.H148]/[.A148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49]-[.D$3]" office:value-type="time" office:time-value="-PT00H00M03.129S" calcext:value-type="time">
            <text:p>59:56.87</text:p>
          </table:table-cell>
          <table:table-cell table:formula="of:=[.H149]/[.A149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0]-[.D$3]" office:value-type="time" office:time-value="-PT00H00M03.129S" calcext:value-type="time">
            <text:p>59:56.87</text:p>
          </table:table-cell>
          <table:table-cell table:formula="of:=[.H150]/[.A150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1]-[.D$3]" office:value-type="time" office:time-value="-PT00H00M03.129S" calcext:value-type="time">
            <text:p>59:56.87</text:p>
          </table:table-cell>
          <table:table-cell table:formula="of:=[.H151]/[.A151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2]-[.D$3]" office:value-type="time" office:time-value="-PT00H00M03.129S" calcext:value-type="time">
            <text:p>59:56.87</text:p>
          </table:table-cell>
          <table:table-cell table:formula="of:=[.H152]/[.A152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3]-[.D$3]" office:value-type="time" office:time-value="-PT00H00M03.129S" calcext:value-type="time">
            <text:p>59:56.87</text:p>
          </table:table-cell>
          <table:table-cell table:formula="of:=[.H153]/[.A153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4]-[.D$3]" office:value-type="time" office:time-value="-PT00H00M03.129S" calcext:value-type="time">
            <text:p>59:56.87</text:p>
          </table:table-cell>
          <table:table-cell table:formula="of:=[.H154]/[.A154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5]-[.D$3]" office:value-type="time" office:time-value="-PT00H00M03.129S" calcext:value-type="time">
            <text:p>59:56.87</text:p>
          </table:table-cell>
          <table:table-cell table:formula="of:=[.H155]/[.A155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6]-[.D$3]" office:value-type="time" office:time-value="-PT00H00M03.129S" calcext:value-type="time">
            <text:p>59:56.87</text:p>
          </table:table-cell>
          <table:table-cell table:formula="of:=[.H156]/[.A156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7]-[.D$3]" office:value-type="time" office:time-value="-PT00H00M03.129S" calcext:value-type="time">
            <text:p>59:56.87</text:p>
          </table:table-cell>
          <table:table-cell table:formula="of:=[.H157]/[.A157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8]-[.D$3]" office:value-type="time" office:time-value="-PT00H00M03.129S" calcext:value-type="time">
            <text:p>59:56.87</text:p>
          </table:table-cell>
          <table:table-cell table:formula="of:=[.H158]/[.A158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59]-[.D$3]" office:value-type="time" office:time-value="-PT00H00M03.129S" calcext:value-type="time">
            <text:p>59:56.87</text:p>
          </table:table-cell>
          <table:table-cell table:formula="of:=[.H159]/[.A159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0]-[.D$3]" office:value-type="time" office:time-value="-PT00H00M03.129S" calcext:value-type="time">
            <text:p>59:56.87</text:p>
          </table:table-cell>
          <table:table-cell table:formula="of:=[.H160]/[.A160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1]-[.D$3]" office:value-type="time" office:time-value="-PT00H00M03.129S" calcext:value-type="time">
            <text:p>59:56.87</text:p>
          </table:table-cell>
          <table:table-cell table:formula="of:=[.H161]/[.A161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2]-[.D$3]" office:value-type="time" office:time-value="-PT00H00M03.129S" calcext:value-type="time">
            <text:p>59:56.87</text:p>
          </table:table-cell>
          <table:table-cell table:formula="of:=[.H162]/[.A162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3]-[.D$3]" office:value-type="time" office:time-value="-PT00H00M03.129S" calcext:value-type="time">
            <text:p>59:56.87</text:p>
          </table:table-cell>
          <table:table-cell table:formula="of:=[.H163]/[.A163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4]-[.D$3]" office:value-type="time" office:time-value="-PT00H00M03.129S" calcext:value-type="time">
            <text:p>59:56.87</text:p>
          </table:table-cell>
          <table:table-cell table:formula="of:=[.H164]/[.A164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5]-[.D$3]" office:value-type="time" office:time-value="-PT00H00M03.129S" calcext:value-type="time">
            <text:p>59:56.87</text:p>
          </table:table-cell>
          <table:table-cell table:formula="of:=[.H165]/[.A165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6]-[.D$3]" office:value-type="time" office:time-value="-PT00H00M03.129S" calcext:value-type="time">
            <text:p>59:56.87</text:p>
          </table:table-cell>
          <table:table-cell table:formula="of:=[.H166]/[.A166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7]-[.D$3]" office:value-type="time" office:time-value="-PT00H00M03.129S" calcext:value-type="time">
            <text:p>59:56.87</text:p>
          </table:table-cell>
          <table:table-cell table:formula="of:=[.H167]/[.A167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8]-[.D$3]" office:value-type="time" office:time-value="-PT00H00M03.129S" calcext:value-type="time">
            <text:p>59:56.87</text:p>
          </table:table-cell>
          <table:table-cell table:formula="of:=[.H168]/[.A168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69]-[.D$3]" office:value-type="time" office:time-value="-PT00H00M03.129S" calcext:value-type="time">
            <text:p>59:56.87</text:p>
          </table:table-cell>
          <table:table-cell table:formula="of:=[.H169]/[.A169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0]-[.D$3]" office:value-type="time" office:time-value="-PT00H00M03.129S" calcext:value-type="time">
            <text:p>59:56.87</text:p>
          </table:table-cell>
          <table:table-cell table:formula="of:=[.H170]/[.A170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1]-[.D$3]" office:value-type="time" office:time-value="-PT00H00M03.129S" calcext:value-type="time">
            <text:p>59:56.87</text:p>
          </table:table-cell>
          <table:table-cell table:formula="of:=[.H171]/[.A171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2]-[.D$3]" office:value-type="time" office:time-value="-PT00H00M03.129S" calcext:value-type="time">
            <text:p>59:56.87</text:p>
          </table:table-cell>
          <table:table-cell table:formula="of:=[.H172]/[.A172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3]-[.D$3]" office:value-type="time" office:time-value="-PT00H00M03.129S" calcext:value-type="time">
            <text:p>59:56.87</text:p>
          </table:table-cell>
          <table:table-cell table:formula="of:=[.H173]/[.A173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4]-[.D$3]" office:value-type="time" office:time-value="-PT00H00M03.129S" calcext:value-type="time">
            <text:p>59:56.87</text:p>
          </table:table-cell>
          <table:table-cell table:formula="of:=[.H174]/[.A174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5]-[.D$3]" office:value-type="time" office:time-value="-PT00H00M03.129S" calcext:value-type="time">
            <text:p>59:56.87</text:p>
          </table:table-cell>
          <table:table-cell table:formula="of:=[.H175]/[.A175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6]-[.D$3]" office:value-type="time" office:time-value="-PT00H00M03.129S" calcext:value-type="time">
            <text:p>59:56.87</text:p>
          </table:table-cell>
          <table:table-cell table:formula="of:=[.H176]/[.A176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7]-[.D$3]" office:value-type="time" office:time-value="-PT00H00M03.129S" calcext:value-type="time">
            <text:p>59:56.87</text:p>
          </table:table-cell>
          <table:table-cell table:formula="of:=[.H177]/[.A177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8]-[.D$3]" office:value-type="time" office:time-value="-PT00H00M03.129S" calcext:value-type="time">
            <text:p>59:56.87</text:p>
          </table:table-cell>
          <table:table-cell table:formula="of:=[.H178]/[.A178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79]-[.D$3]" office:value-type="time" office:time-value="-PT00H00M03.129S" calcext:value-type="time">
            <text:p>59:56.87</text:p>
          </table:table-cell>
          <table:table-cell table:formula="of:=[.H179]/[.A179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0]-[.D$3]" office:value-type="time" office:time-value="-PT00H00M03.129S" calcext:value-type="time">
            <text:p>59:56.87</text:p>
          </table:table-cell>
          <table:table-cell table:formula="of:=[.H180]/[.A180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1]-[.D$3]" office:value-type="time" office:time-value="-PT00H00M03.129S" calcext:value-type="time">
            <text:p>59:56.87</text:p>
          </table:table-cell>
          <table:table-cell table:formula="of:=[.H181]/[.A181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2]-[.D$3]" office:value-type="time" office:time-value="-PT00H00M03.129S" calcext:value-type="time">
            <text:p>59:56.87</text:p>
          </table:table-cell>
          <table:table-cell table:formula="of:=[.H182]/[.A182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3]-[.D$3]" office:value-type="time" office:time-value="-PT00H00M03.129S" calcext:value-type="time">
            <text:p>59:56.87</text:p>
          </table:table-cell>
          <table:table-cell table:formula="of:=[.H183]/[.A183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4]-[.D$3]" office:value-type="time" office:time-value="-PT00H00M03.129S" calcext:value-type="time">
            <text:p>59:56.87</text:p>
          </table:table-cell>
          <table:table-cell table:formula="of:=[.H184]/[.A184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5]-[.D$3]" office:value-type="time" office:time-value="-PT00H00M03.129S" calcext:value-type="time">
            <text:p>59:56.87</text:p>
          </table:table-cell>
          <table:table-cell table:formula="of:=[.H185]/[.A185]*24*60*6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formula="of:=[.D186]-[.D$3]" office:value-type="time" office:time-value="-PT00H00M03.129S" calcext:value-type="time">
            <text:p>59:56.87</text:p>
          </table:table-cell>
          <table:table-cell table:formula="of:=[.H186]/[.A186]*24*60*60" office:value-type="string" office:string-value="" calcext:value-type="error">
            <text:p>#DIV/0!</text:p>
          </table:table-cell>
        </table:table-row>
      </table:table>
      <table:table table:name="Hairy lang" table:style-name="ta1"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m/s</text:p>
          </table:table-cell>
          <table:table-cell table:style-name="ce3"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188452381" calcext:value-type="float">
            <text:p>1.188452381</text:p>
          </table:table-cell>
          <table:table-cell table:formula="of:=85*PI()/[.B2]" office:value-type="float" office:value="224.691691332589" calcext:value-type="float">
            <text:p>224.6916913326</text:p>
          </table:table-cell>
          <table:table-cell table:formula="of:=[.A2]/[.C2]" office:value-type="float" office:value="7.12086855775934" calcext:value-type="float">
            <text:p>7.1208685578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478514851" calcext:value-type="float">
            <text:p>0.4478514851</text:p>
          </table:table-cell>
          <table:table-cell table:formula="of:=85*PI()/[.B3]" office:value-type="float" office:value="596.258769791746" calcext:value-type="float">
            <text:p>596.2587697917</text:p>
          </table:table-cell>
          <table:table-cell table:formula="of:=[.A3]/[.C3]" office:value-type="float" office:value="3.35424835880994" calcext:value-type="float">
            <text:p>3.3542483588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28759124" calcext:value-type="float">
            <text:p>0.2228759124</text:p>
          </table:table-cell>
          <table:table-cell table:formula="of:=85*PI()/[.B4]" office:value-type="float" office:value="1198.1347498687" calcext:value-type="float">
            <text:p>1198.1347498687</text:p>
          </table:table-cell>
          <table:table-cell table:formula="of:=[.A4]/[.C4]" office:value-type="float" office:value="2.50389198738185" calcext:value-type="float">
            <text:p>2.5038919874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606717557" calcext:value-type="float">
            <text:p>0.1606717557</text:p>
          </table:table-cell>
          <table:table-cell table:formula="of:=85*PI()/[.B5]" office:value-type="float" office:value="1661.99326317023" calcext:value-type="float">
            <text:p>1661.9932631702</text:p>
          </table:table-cell>
          <table:table-cell table:formula="of:=[.A5]/[.C5]" office:value-type="float" office:value="2.40674862446197" calcext:value-type="float">
            <text:p>2.406748624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59:20.829576855</meta:creation-date>
    <dc:date>2018-04-04T17:34:32.020889058</dc:date>
    <meta:editing-duration>PT14M24S</meta:editing-duration>
    <meta:editing-cycles>2</meta:editing-cycles>
    <meta:generator>LibreOffice/5.1.6.2$Linux_X86_64 LibreOffice_project/10m0$Build-2</meta:generator>
    <meta:document-statistic meta:table-count="2" meta:cell-count="10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82cm" svg:height="21.363cm" xlink:href=".." xlink:type="simple" chart:class="chart:line" chart:style-name="ch1">
        <chart:legend chart:legend-position="end" svg:x="31.325cm" svg:y="10.382cm" style:legend-expansion="high" chart:style-name="ch2"/>
        <chart:plot-area chart:style-name="ch3" table:cell-range-address="Messung.C1:Messung.C104" chart:data-source-has-labels="row" svg:x="0.669cm" svg:y="0.427cm" svg:width="29.987cm" svg:height="20.509cm">
          <chartooo:coordinate-region svg:x="2.719cm" svg:y="0.548cm" svg:width="27.937cm" svg:height="19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sung.C3:Messung.C104" chart:label-cell-address="Messung.C1:Messung.C2" chart:class="chart:line">
            <chart:data-point chart:repeated="29"/>
            <chart:data-point chart:style-name="ch8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de ---</text:p>
                <text:list>
                  <text:list-item>
                    <text:p>Runde</text:p>
                  </text:list-item>
                  <text:list-item>
                    <text:p>---</text:p>
                  </text:list-item>
                </text:list>
                <draw:g>
                  <svg:desc>Messung.C1:Messung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62152777777778">
                <text:p>0.0000362152777777778</text:p>
                <draw:g>
                  <svg:desc>Messung.C3:Messung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34722222222222">
                <text:p>0.00001347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42824074074074">
                <text:p>0.000014282407407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41666666666667">
                <text:p>0.000014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31597222222222">
                <text:p>0.0000131597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7222222222222">
                <text:p>0.0000147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38310185185185">
                <text:p>0.000013831018518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43981481481481">
                <text:p>0.0000143981481481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40856481481481">
                <text:p>0.0000140856481481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41203703703704">
                <text:p>0.0000141203703703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34837962962963">
                <text:p>0.0000134837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52199074074074">
                <text:p>0.000015219907407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35416666666667">
                <text:p>0.00001354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38657407407407">
                <text:p>0.0000138657407407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49421296296296">
                <text:p>0.0000149421296296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41782407407407">
                <text:p>0.000014178240740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38078703703704">
                <text:p>0.000013807870370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47337962962963">
                <text:p>0.0000147337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42824074074074">
                <text:p>0.0000142824074074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38657407407407">
                <text:p>0.0000138657407407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33333333333333">
                <text:p>0.00001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45023148148148">
                <text:p>0.0000145023148148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38425925925926">
                <text:p>0.000013842592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43865740740741">
                <text:p>0.0000143865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47337962962963">
                <text:p>0.0000147337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39351851851852">
                <text:p>0.0000139351851851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39351851851852">
                <text:p>0.0000139351851851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40509259259259">
                <text:p>0.000014050925925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40509259259259">
                <text:p>0.0000140509259259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39467592592593">
                <text:p>0.0000139467592592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42708333333333">
                <text:p>0.0000142708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44097222222222">
                <text:p>0.0000144097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8888888888889">
                <text:p>0.00001388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46643518518519">
                <text:p>0.0000146643518518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3287037037037">
                <text:p>0.000013287037037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3518518518519">
                <text:p>0.000014351851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42361111111111">
                <text:p>0.000014236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42476851851852">
                <text:p>0.0000142476851851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39236111111111">
                <text:p>0.0000139236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40393518518519">
                <text:p>0.0000140393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33564814814815">
                <text:p>0.0000133564814814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41666666666667">
                <text:p>0.0000141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228587962962963">
                <text:p>0.0000228587962962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875">
                <text:p>0.00000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89814814814815">
                <text:p>0.00000189814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86342592592593">
                <text:p>0.00000186342592592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21064814814815">
                <text:p>0.00000221064814814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16087962962963">
                <text:p>0.0000016087962962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4537037037037">
                <text:p>0.00000245370370370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70138888888889">
                <text:p>0.00000170138888888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202546296296296">
                <text:p>0.00000202546296296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8287037037037">
                <text:p>0.0000018287037037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15277777777778">
                <text:p>0.00000215277777777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74768518518519">
                <text:p>0.00000174768518518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79398148148148">
                <text:p>0.00000179398148148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86342592592593">
                <text:p>0.00000186342592592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73611111111111">
                <text:p>0.00000173611111111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78240740740741">
                <text:p>0.00000178240740740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207175925925926">
                <text:p>0.00000207175925925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75925925925926">
                <text:p>0.00000175925925925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94444444444444">
                <text:p>0.0000019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90972222222222">
                <text:p>0.0000019097222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93287037037037">
                <text:p>0.00000193287037037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74768518518519">
                <text:p>0.00000174768518518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80555555555556">
                <text:p>0.00000180555555555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287037037037">
                <text:p>0.0000018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74768518518519">
                <text:p>0.0000017476851851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194444444444444">
                <text:p>0.00000194444444444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77083333333333">
                <text:p>0.0000017708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12962962962963">
                <text:p>0.0000021296296296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185185185185185">
                <text:p>0.00000185185185185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197916666666667">
                <text:p>0.0000019791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189814814814815">
                <text:p>0.00000189814814814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73611111111111">
                <text:p>0.00000173611111111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88657407407407">
                <text:p>0.00000188657407407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175925925925926">
                <text:p>0.00000175925925925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94444444444444">
                <text:p>0.0000019444444444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200231481481481">
                <text:p>0.00000200231481481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186342592592593">
                <text:p>0.00000186342592592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95601851851852">
                <text:p>0.00000195601851851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80555555555556">
                <text:p>0.0000018055555555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90972222222222">
                <text:p>0.00000190972222222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79398148148148">
                <text:p>0.00000179398148148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181712962962963">
                <text:p>0.00000181712962962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200231481481481">
                <text:p>0.00000200231481481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19212962962963">
                <text:p>0.000001921296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206018518518519">
                <text:p>0.00000206018518518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74768518518519">
                <text:p>0.00000174768518518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09490740740741">
                <text:p>0.0000020949074074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174768518518519">
                <text:p>0.00000174768518518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211805555555556">
                <text:p>0.00000211805555555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180555555555556">
                <text:p>0.00000180555555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189814814814815">
                <text:p>0.00000189814814814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170138888888889">
                <text:p>0.00000170138888888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90972222222222">
                <text:p>0.00000190972222222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18287037037037">
                <text:p>0.0000018287037037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